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style:text-underline-style="solid" style:text-underline-width="auto" style:text-underline-color="font-color" fo:font-weight="bold" officeooo:rsid="001b42d0" officeooo:paragraph-rsid="003dc60c" fo:background-color="#ffffff" style:font-size-asian="8.75pt" style:font-weight-asian="bold" style:font-size-complex="10pt" style:font-weight-complex="bold"/>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officeooo:rsid="00185527" officeooo:paragraph-rsid="00378db5"/>
    </style:style>
    <style:style style:name="P10" style:family="paragraph" style:parent-style-name="Standard">
      <style:text-properties style:font-name="Arial" fo:font-size="12pt" fo:language="cs" fo:country="CZ" style:text-underline-style="solid" style:text-underline-width="auto" style:text-underline-color="font-color" fo:font-weight="bold" officeooo:rsid="001b42d0" officeooo:paragraph-rsid="0039579e" fo:background-color="#ffffff" style:font-size-asian="12pt" style:font-weight-asian="bold" style:font-size-complex="12pt" style:font-weight-complex="bold"/>
    </style:style>
    <style:style style:name="P11"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4"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5"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6" style:family="paragraph" style:parent-style-name="Standard">
      <style:paragraph-properties fo:break-before="page"/>
      <style:text-properties style:font-name="Arial" style:text-underline-style="solid" style:text-underline-width="auto" style:text-underline-color="font-color" officeooo:rsid="00179419" officeooo:paragraph-rsid="00378db5"/>
    </style:style>
    <style:style style:name="P17" style:family="paragraph" style:parent-style-name="Standard">
      <style:paragraph-properties fo:break-before="page"/>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8" style:family="paragraph" style:parent-style-name="Text_20_body">
      <style:text-properties fo:font-weight="bold" officeooo:rsid="00349f3f" officeooo:paragraph-rsid="00349f3f" style:font-weight-asian="bold" style:font-weight-complex="bold"/>
    </style:style>
    <style:style style:name="P19" style:family="paragraph" style:parent-style-name="Text_20_body">
      <style:text-properties fo:font-weight="bold" officeooo:rsid="00359804" officeooo:paragraph-rsid="00359804" style:font-weight-asian="bold" style:font-weight-complex="bold"/>
    </style:style>
    <style:style style:name="P20" style:family="paragraph" style:parent-style-name="Text_20_body">
      <style:text-properties fo:language="cs" fo:country="CZ" officeooo:rsid="000a6bb4" officeooo:paragraph-rsid="000a6bb4"/>
    </style:style>
    <style:style style:name="P21" style:family="paragraph" style:parent-style-name="Text_20_body">
      <style:text-properties fo:language="cs" fo:country="CZ" officeooo:rsid="000adf47" officeooo:paragraph-rsid="000adf47" fo:background-color="#ffff00"/>
    </style:style>
    <style:style style:name="P22" style:family="paragraph" style:parent-style-name="Text_20_body">
      <style:text-properties fo:language="cs" fo:country="CZ" officeooo:rsid="000cd37f" officeooo:paragraph-rsid="000cd37f" fo:background-color="#ffff00"/>
    </style:style>
    <style:style style:name="P23" style:family="paragraph" style:parent-style-name="Text_20_body">
      <style:text-properties fo:language="cs" fo:country="CZ" officeooo:rsid="001bc428" officeooo:paragraph-rsid="001bc428" fo:background-color="#ffff00"/>
    </style:style>
    <style:style style:name="P24" style:family="paragraph" style:parent-style-name="Text_20_body">
      <style:text-properties fo:language="cs" fo:country="CZ" officeooo:rsid="00349f3f" officeooo:paragraph-rsid="00349f3f" fo:background-color="#ffff00"/>
    </style:style>
    <style:style style:name="P25" style:family="paragraph" style:parent-style-name="Text_20_body">
      <style:text-properties fo:language="cs" fo:country="CZ" officeooo:rsid="00102070" officeooo:paragraph-rsid="00102070" fo:background-color="#ffff00"/>
    </style:style>
    <style:style style:name="P26" style:family="paragraph" style:parent-style-name="Text_20_body">
      <style:text-properties fo:language="cs" fo:country="CZ" officeooo:rsid="0019095e" officeooo:paragraph-rsid="0019095e" fo:background-color="#ffff00"/>
    </style:style>
    <style:style style:name="P27" style:family="paragraph" style:parent-style-name="Text_20_body">
      <style:text-properties fo:language="cs" fo:country="CZ" officeooo:rsid="0040dd0c" officeooo:paragraph-rsid="0040dd0c" fo:background-color="#ffff00"/>
    </style:style>
    <style:style style:name="P28" style:family="paragraph" style:parent-style-name="Text_20_body">
      <style:text-properties fo:language="cs" fo:country="CZ" officeooo:rsid="000e7613" officeooo:paragraph-rsid="000e7613"/>
    </style:style>
    <style:style style:name="P29" style:family="paragraph" style:parent-style-name="Text_20_body">
      <style:text-properties fo:language="cs" fo:country="CZ" officeooo:rsid="002144cb" officeooo:paragraph-rsid="002144cb"/>
    </style:style>
    <style:style style:name="P30" style:family="paragraph" style:parent-style-name="Text_20_body">
      <style:text-properties fo:language="cs" fo:country="CZ" officeooo:rsid="0016da6e" officeooo:paragraph-rsid="0016da6e"/>
    </style:style>
    <style:style style:name="P31" style:family="paragraph" style:parent-style-name="Text_20_body">
      <style:text-properties fo:language="cs" fo:country="CZ" fo:font-style="italic" officeooo:rsid="000e7613" officeooo:paragraph-rsid="00102070" style:font-style-asian="italic" style:font-style-complex="italic"/>
    </style:style>
    <style:style style:name="P32" style:family="paragraph" style:parent-style-name="Text_20_body">
      <style:text-properties fo:language="cs" fo:country="CZ" fo:font-style="italic" officeooo:rsid="000e7613" officeooo:paragraph-rsid="000e7613" style:font-style-asian="italic" style:font-style-complex="italic"/>
    </style:style>
    <style:style style:name="P33" style:family="paragraph" style:parent-style-name="Text_20_body">
      <style:text-properties fo:language="cs" fo:country="CZ" fo:font-style="italic" officeooo:rsid="000e7613" officeooo:paragraph-rsid="002b6fc1" style:font-style-asian="italic" style:font-style-complex="italic"/>
    </style:style>
    <style:style style:name="P34" style:family="paragraph" style:parent-style-name="Text_20_body">
      <style:text-properties fo:language="cs" fo:country="CZ" fo:font-style="normal" officeooo:rsid="000fb940" officeooo:paragraph-rsid="000fb940" style:font-style-asian="normal" style:font-style-complex="normal"/>
    </style:style>
    <style:style style:name="P35"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36" style:family="paragraph" style:parent-style-name="Text_20_body">
      <style:text-properties fo:language="cs" fo:country="CZ" officeooo:rsid="000fb940" officeooo:paragraph-rsid="000fb940"/>
    </style:style>
    <style:style style:name="P37" style:family="paragraph" style:parent-style-name="Text_20_body">
      <style:text-properties fo:language="cs" fo:country="CZ" officeooo:rsid="00102070" officeooo:paragraph-rsid="00102070"/>
    </style:style>
    <style:style style:name="P38" style:family="paragraph" style:parent-style-name="Text_20_body">
      <style:text-properties fo:language="cs" fo:country="CZ" officeooo:rsid="0014695b" officeooo:paragraph-rsid="001522ef"/>
    </style:style>
    <style:style style:name="P39" style:family="paragraph" style:parent-style-name="Text_20_body">
      <style:text-properties fo:language="cs" fo:country="CZ" officeooo:rsid="001522ef" officeooo:paragraph-rsid="001522ef"/>
    </style:style>
    <style:style style:name="P40" style:family="paragraph" style:parent-style-name="Text_20_body">
      <style:text-properties fo:language="cs" fo:country="CZ" fo:font-weight="bold" officeooo:rsid="00102070" officeooo:paragraph-rsid="00102070" style:font-weight-asian="bold" style:font-weight-complex="bold"/>
    </style:style>
    <style:style style:name="P41" style:family="paragraph" style:parent-style-name="Text_20_body">
      <style:text-properties fo:language="cs" fo:country="CZ" fo:font-weight="bold" officeooo:rsid="0011cd4e" officeooo:paragraph-rsid="0011cd4e" style:font-weight-asian="bold" style:font-weight-complex="bold"/>
    </style:style>
    <style:style style:name="P42" style:family="paragraph" style:parent-style-name="Text_20_body">
      <style:text-properties fo:language="cs" fo:country="CZ" fo:font-weight="bold" officeooo:rsid="0012c10a" officeooo:paragraph-rsid="0012c10a" style:font-weight-asian="bold" style:font-weight-complex="bold"/>
    </style:style>
    <style:style style:name="P43" style:family="paragraph" style:parent-style-name="Text_20_body">
      <style:text-properties fo:language="cs" fo:country="CZ" fo:font-weight="bold" officeooo:rsid="0014695b" officeooo:paragraph-rsid="0014695b" style:font-weight-asian="bold" style:font-weight-complex="bold"/>
    </style:style>
    <style:style style:name="P44" style:family="paragraph" style:parent-style-name="Text_20_body">
      <style:text-properties fo:language="cs" fo:country="CZ" fo:font-weight="bold" officeooo:rsid="0014695b" officeooo:paragraph-rsid="0015963a" style:font-weight-asian="bold" style:font-weight-complex="bold"/>
    </style:style>
    <style:style style:name="P45" style:family="paragraph" style:parent-style-name="Text_20_body">
      <style:text-properties fo:language="cs" fo:country="CZ" fo:font-weight="bold" officeooo:rsid="0015963a" officeooo:paragraph-rsid="0015963a" style:font-weight-asian="bold" style:font-weight-complex="bold"/>
    </style:style>
    <style:style style:name="P46" style:family="paragraph" style:parent-style-name="Text_20_body">
      <style:text-properties fo:language="cs" fo:country="CZ" fo:font-weight="bold" officeooo:rsid="00187e9a" officeooo:paragraph-rsid="00187e9a" style:font-weight-asian="bold" style:font-weight-complex="bold"/>
    </style:style>
    <style:style style:name="P47" style:family="paragraph" style:parent-style-name="Text_20_body">
      <style:text-properties fo:language="cs" fo:country="CZ" fo:font-weight="normal" officeooo:rsid="00187e9a" officeooo:paragraph-rsid="00187e9a" style:font-weight-asian="normal" style:font-weight-complex="normal"/>
    </style:style>
    <style:style style:name="P48" style:family="paragraph" style:parent-style-name="Text_20_body">
      <style:text-properties fo:language="cs" fo:country="CZ" fo:font-weight="normal" officeooo:rsid="0018da0f" officeooo:paragraph-rsid="0018da0f" style:font-weight-asian="normal" style:font-weight-complex="normal"/>
    </style:style>
    <style:style style:name="P49" style:family="paragraph" style:parent-style-name="Text_20_body">
      <style:text-properties fo:language="cs" fo:country="CZ" fo:font-weight="normal" officeooo:rsid="0018efe9" officeooo:paragraph-rsid="0018efe9" style:font-weight-asian="normal" style:font-weight-complex="normal"/>
    </style:style>
    <style:style style:name="P50" style:family="paragraph" style:parent-style-name="Text_20_body">
      <style:text-properties fo:language="cs" fo:country="CZ" fo:font-weight="normal" officeooo:rsid="0019095e" officeooo:paragraph-rsid="0019095e" style:font-weight-asian="normal" style:font-weight-complex="normal"/>
    </style:style>
    <style:style style:name="P51" style:family="paragraph" style:parent-style-name="Text_20_body">
      <style:text-properties fo:language="cs" fo:country="CZ" fo:font-weight="normal" officeooo:rsid="00194b2c" officeooo:paragraph-rsid="00194b2c" style:font-weight-asian="normal" style:font-weight-complex="normal"/>
    </style:style>
    <style:style style:name="P52" style:family="paragraph" style:parent-style-name="Text_20_body">
      <style:text-properties fo:language="cs" fo:country="CZ" fo:font-weight="normal" officeooo:rsid="001afcfc" officeooo:paragraph-rsid="001afcfc" style:font-weight-asian="normal" style:font-weight-complex="normal"/>
    </style:style>
    <style:style style:name="P53" style:family="paragraph" style:parent-style-name="Text_20_body">
      <style:text-properties fo:language="cs" fo:country="CZ" officeooo:rsid="0023146f" officeooo:paragraph-rsid="0023146f"/>
    </style:style>
    <style:style style:name="P54" style:family="paragraph" style:parent-style-name="Text_20_body">
      <style:text-properties officeooo:rsid="00266ae6" officeooo:paragraph-rsid="00266ae6"/>
    </style:style>
    <style:style style:name="P55" style:family="paragraph" style:parent-style-name="Text_20_body">
      <style:text-properties officeooo:paragraph-rsid="00266ae6"/>
    </style:style>
    <style:style style:name="P56" style:family="paragraph" style:parent-style-name="Text_20_body">
      <style:text-properties officeooo:rsid="002b6fc1" officeooo:paragraph-rsid="002b6fc1"/>
    </style:style>
    <style:style style:name="P57" style:family="paragraph" style:parent-style-name="Text_20_body">
      <style:text-properties officeooo:rsid="00313dd7" officeooo:paragraph-rsid="00313dd7"/>
    </style:style>
    <style:style style:name="P58" style:family="paragraph" style:parent-style-name="Text_20_body">
      <style:text-properties officeooo:rsid="00313dd7" officeooo:paragraph-rsid="00332a97"/>
    </style:style>
    <style:style style:name="P59" style:family="paragraph" style:parent-style-name="Text_20_body">
      <style:text-properties officeooo:rsid="00332a97" officeooo:paragraph-rsid="00332a97"/>
    </style:style>
    <style:style style:name="P60" style:family="paragraph" style:parent-style-name="Subtitle">
      <style:text-properties fo:language="cs" fo:country="CZ" officeooo:rsid="000a6bb4" officeooo:paragraph-rsid="000a6bb4"/>
    </style:style>
    <style:style style:name="P61" style:family="paragraph" style:parent-style-name="Title">
      <style:text-properties fo:language="cs" fo:country="CZ" officeooo:rsid="000a6bb4" officeooo:paragraph-rsid="000a6bb4"/>
    </style:style>
    <style:style style:name="P62" style:family="paragraph" style:parent-style-name="Table_20_Contents">
      <style:text-properties fo:language="cs" fo:country="CZ" fo:font-weight="bold" officeooo:rsid="00102070" officeooo:paragraph-rsid="00102070" style:font-weight-asian="bold" style:font-weight-complex="bold"/>
    </style:style>
    <style:style style:name="P63" style:family="paragraph" style:parent-style-name="Table_20_Contents">
      <style:text-properties fo:language="cs" fo:country="CZ" officeooo:rsid="00102070" officeooo:paragraph-rsid="00102070"/>
    </style:style>
    <style:style style:name="P64" style:family="paragraph" style:parent-style-name="Table_20_Contents">
      <style:text-properties style:font-name="Arial" fo:font-weight="bold" officeooo:rsid="00179419" officeooo:paragraph-rsid="00378db5" style:font-weight-asian="bold" style:font-weight-complex="bold"/>
    </style:style>
    <style:style style:name="P65" style:family="paragraph" style:parent-style-name="Table_20_Contents">
      <style:text-properties style:font-name="Arial" fo:font-weight="bold" officeooo:rsid="00188daa" officeooo:paragraph-rsid="0038afd3" style:font-weight-asian="bold" style:font-weight-complex="bold"/>
    </style:style>
    <style:style style:name="P66" style:family="paragraph" style:parent-style-name="Table_20_Contents">
      <style:text-properties style:font-name="Arial" officeooo:rsid="00179419" officeooo:paragraph-rsid="00378db5"/>
    </style:style>
    <style:style style:name="P67" style:family="paragraph" style:parent-style-name="Table_20_Contents">
      <style:text-properties style:font-name="Arial" officeooo:rsid="00185527" officeooo:paragraph-rsid="00378db5"/>
    </style:style>
    <style:style style:name="P68" style:family="paragraph" style:parent-style-name="Table_20_Contents">
      <style:text-properties style:font-name="Arial" officeooo:rsid="00378db5" officeooo:paragraph-rsid="00378db5"/>
    </style:style>
    <style:style style:name="P69" style:family="paragraph" style:parent-style-name="Table_20_Contents">
      <style:text-properties style:font-name="Arial" officeooo:rsid="00188daa" officeooo:paragraph-rsid="00378db5"/>
    </style:style>
    <style:style style:name="P70" style:family="paragraph" style:parent-style-name="Table_20_Contents">
      <style:text-properties style:font-name="Arial" officeooo:rsid="00188daa" officeooo:paragraph-rsid="0038afd3"/>
    </style:style>
    <style:style style:name="P71" style:family="paragraph" style:parent-style-name="Table_20_Contents">
      <style:text-properties style:font-name="Arial" officeooo:rsid="002564b8" officeooo:paragraph-rsid="00378db5"/>
    </style:style>
    <style:style style:name="P72" style:family="paragraph" style:parent-style-name="Table_20_Contents">
      <style:text-properties style:font-name="Arial" officeooo:rsid="00198e96" officeooo:paragraph-rsid="0038afd3"/>
    </style:style>
    <style:style style:name="P73"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74"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75"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76" style:family="paragraph" style:parent-style-name="Table_20_Contents">
      <style:text-properties style:font-name="Arial" fo:font-size="12pt" officeooo:rsid="00198e96" officeooo:paragraph-rsid="0039579e" style:font-size-asian="12pt" style:font-size-complex="12pt"/>
    </style:style>
    <style:style style:name="P77" style:family="paragraph" style:parent-style-name="Table_20_Contents">
      <style:text-properties style:font-name="Arial" fo:font-size="12pt" officeooo:rsid="001b42d0" officeooo:paragraph-rsid="0039579e" style:font-size-asian="12pt" style:font-size-complex="12pt"/>
    </style:style>
    <style:style style:name="P78" style:family="paragraph" style:parent-style-name="Table_20_Contents">
      <style:text-properties style:font-name="Arial" fo:font-size="12pt" officeooo:rsid="001b42d0" officeooo:paragraph-rsid="003a8d5a" style:font-size-asian="12pt" style:font-size-complex="12pt"/>
    </style:style>
    <style:style style:name="P79" style:family="paragraph" style:parent-style-name="Table_20_Contents">
      <style:text-properties style:font-name="Arial" fo:font-size="12pt" officeooo:rsid="001b42d0" officeooo:paragraph-rsid="003bff65" style:font-size-asian="12pt" style:font-size-complex="12pt"/>
    </style:style>
    <style:style style:name="P80" style:family="paragraph" style:parent-style-name="Table_20_Contents">
      <style:text-properties style:font-name="Arial" fo:font-size="12pt" officeooo:rsid="001b42d0" officeooo:paragraph-rsid="003dc60c" style:font-size-asian="12pt" style:font-size-complex="12pt"/>
    </style:style>
    <style:style style:name="P81" style:family="paragraph" style:parent-style-name="Table_20_Contents">
      <style:text-properties style:font-name="Arial" fo:font-size="12pt" officeooo:rsid="0039579e" officeooo:paragraph-rsid="0039579e" style:font-size-asian="12pt" style:font-size-complex="12pt"/>
    </style:style>
    <style:style style:name="P82" style:family="paragraph" style:parent-style-name="Table_20_Contents">
      <style:text-properties style:font-name="Arial" fo:font-size="12pt" officeooo:rsid="00188daa" officeooo:paragraph-rsid="0039579e" style:font-size-asian="12pt" style:font-size-complex="12pt"/>
    </style:style>
    <style:style style:name="P83" style:family="paragraph" style:parent-style-name="Table_20_Contents">
      <style:text-properties style:font-name="Arial" fo:font-size="12pt" officeooo:rsid="00188daa" officeooo:paragraph-rsid="003a8d5a" style:font-size-asian="12pt" style:font-size-complex="12pt"/>
    </style:style>
    <style:style style:name="P84" style:family="paragraph" style:parent-style-name="Table_20_Contents">
      <style:text-properties style:font-name="Arial" fo:font-size="12pt" officeooo:rsid="00188daa" officeooo:paragraph-rsid="003bff65" style:font-size-asian="12pt" style:font-size-complex="12pt"/>
    </style:style>
    <style:style style:name="P85" style:family="paragraph" style:parent-style-name="Table_20_Contents">
      <style:text-properties style:font-name="Arial" fo:font-size="12pt" officeooo:rsid="00188daa" officeooo:paragraph-rsid="003dc60c" style:font-size-asian="12pt" style:font-size-complex="12pt"/>
    </style:style>
    <style:style style:name="P86" style:family="paragraph" style:parent-style-name="Table_20_Contents">
      <style:text-properties style:font-name="Arial" fo:font-size="12pt" officeooo:rsid="001bf107" officeooo:paragraph-rsid="003a8d5a" style:font-size-asian="12pt" style:font-size-complex="12pt"/>
    </style:style>
    <style:style style:name="P87" style:family="paragraph" style:parent-style-name="Table_20_Contents">
      <style:text-properties style:font-name="Arial" fo:font-size="12pt" officeooo:rsid="001bf107" officeooo:paragraph-rsid="003bff65" style:font-size-asian="12pt" style:font-size-complex="12pt"/>
    </style:style>
    <style:style style:name="P88" style:family="paragraph" style:parent-style-name="Table_20_Contents">
      <style:text-properties style:font-name="Arial" fo:font-size="12pt" officeooo:rsid="001bf107" officeooo:paragraph-rsid="003dc60c" style:font-size-asian="12pt" style:font-size-complex="12pt"/>
    </style:style>
    <style:style style:name="P89" style:family="paragraph" style:parent-style-name="Table_20_Contents">
      <style:text-properties style:font-name="Arial" fo:font-size="12pt" officeooo:rsid="00246e6d" officeooo:paragraph-rsid="003dc60c" style:font-size-asian="12pt" style:font-size-complex="12pt"/>
    </style:style>
    <style:style style:name="P90" style:family="paragraph" style:parent-style-name="Table_20_Contents">
      <style:text-properties style:font-name="Arial" fo:font-size="12pt" officeooo:rsid="00188daa" officeooo:paragraph-rsid="003bff65" fo:background-color="#ffffff" style:font-size-asian="12pt" style:font-size-complex="12pt"/>
    </style:style>
    <style:style style:name="P91" style:family="paragraph" style:parent-style-name="Standard" style:list-style-name="L7">
      <style:text-properties style:font-name="Arial" officeooo:rsid="00179419" officeooo:paragraph-rsid="00378db5"/>
    </style:style>
    <style:style style:name="P92" style:family="paragraph" style:parent-style-name="Standard" style:list-style-name="L7">
      <style:text-properties style:font-name="Arial" fo:language="cs" fo:country="CZ" officeooo:rsid="00185527" officeooo:paragraph-rsid="00378db5" fo:background-color="#ffffff"/>
    </style:style>
    <style:style style:name="P93" style:family="paragraph" style:parent-style-name="Standard">
      <style:text-properties style:font-name="Arial" style:text-underline-style="solid" style:text-underline-width="auto" style:text-underline-color="font-color" officeooo:rsid="00185527" officeooo:paragraph-rsid="00378db5"/>
    </style:style>
    <style:style style:name="P94"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95"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96"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97"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98" style:family="paragraph" style:parent-style-name="Standard">
      <style:text-properties style:font-name="Arial" officeooo:rsid="00188daa" officeooo:paragraph-rsid="0044139c"/>
    </style:style>
    <style:style style:name="P99" style:family="paragraph" style:parent-style-name="Standard">
      <style:text-properties style:font-name="Arial" officeooo:rsid="00188daa" officeooo:paragraph-rsid="0038afd3"/>
    </style:style>
    <style:style style:name="P100"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01" style:family="paragraph" style:parent-style-name="Standard">
      <style:paragraph-properties fo:break-before="page"/>
      <style:text-properties style:font-name="Arial" fo:font-size="10pt" fo:language="cs" fo:country="CZ" style:text-underline-style="solid" style:text-underline-width="auto" style:text-underline-color="font-color" officeooo:rsid="0038afd3" officeooo:paragraph-rsid="0038afd3" fo:background-color="#ffffff" style:font-size-asian="10pt" style:font-size-complex="10pt"/>
    </style:style>
    <style:style style:name="P102"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3" style:family="paragraph" style:parent-style-name="Standard">
      <style:paragraph-properties fo:break-before="page"/>
      <style:text-properties style:font-name="Arial" officeooo:rsid="00185527" officeooo:paragraph-rsid="00378db5"/>
    </style:style>
    <style:style style:name="P104" style:family="paragraph" style:parent-style-name="Text_20_body">
      <style:text-properties fo:language="cs" fo:country="CZ" officeooo:rsid="000adf47" officeooo:paragraph-rsid="000adf47" fo:background-color="transparent"/>
    </style:style>
    <style:style style:name="P105" style:family="paragraph" style:parent-style-name="Text_20_body">
      <style:text-properties fo:language="cs" fo:country="CZ" officeooo:rsid="000cd37f" officeooo:paragraph-rsid="000cd37f" fo:background-color="transparent"/>
    </style:style>
    <style:style style:name="P106" style:family="paragraph" style:parent-style-name="Text_20_body">
      <style:text-properties fo:language="cs" fo:country="CZ" officeooo:rsid="002144cb" officeooo:paragraph-rsid="002144cb" fo:background-color="transparent"/>
    </style:style>
    <style:style style:name="P107"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108"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109"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110"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111"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112"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113" style:family="paragraph" style:parent-style-name="Text_20_body">
      <style:text-properties fo:language="cs" fo:country="CZ" fo:font-style="normal" officeooo:rsid="001f39a8" officeooo:paragraph-rsid="001f39a8" fo:background-color="#ffff00" style:font-style-asian="normal" style:font-style-complex="normal"/>
    </style:style>
    <style:style style:name="P114"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115"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116"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117" style:family="paragraph" style:parent-style-name="Text_20_body">
      <style:text-properties style:font-name="Liberation Serif" fo:language="cs" fo:country="CZ" fo:font-style="normal" fo:font-weight="normal" officeooo:rsid="001afcfc" officeooo:paragraph-rsid="001afcfc" fo:background-color="#ffffff" style:font-style-asian="normal" style:font-weight-asian="normal" style:font-style-complex="normal" style:font-weight-complex="normal"/>
    </style:style>
    <style:style style:name="P118"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119"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120" style:family="paragraph" style:parent-style-name="Text_20_body">
      <style:text-properties officeooo:rsid="002bed52" officeooo:paragraph-rsid="002bed52" fo:background-color="transparent"/>
    </style:style>
    <style:style style:name="P121" style:family="paragraph" style:parent-style-name="Text_20_body">
      <style:text-properties officeooo:rsid="002d31a8" officeooo:paragraph-rsid="002d31a8" fo:background-color="transparent"/>
    </style:style>
    <style:style style:name="P122" style:family="paragraph" style:parent-style-name="Text_20_body">
      <style:text-properties officeooo:rsid="002eec87" officeooo:paragraph-rsid="00332a97" fo:background-color="transparent"/>
    </style:style>
    <style:style style:name="P123" style:family="paragraph" style:parent-style-name="Heading_20_1">
      <style:text-properties fo:language="cs" fo:country="CZ" officeooo:rsid="000a6bb4" officeooo:paragraph-rsid="000a6bb4"/>
    </style:style>
    <style:style style:name="P124" style:family="paragraph" style:parent-style-name="Heading_20_1">
      <style:text-properties fo:language="cs" fo:country="CZ" officeooo:rsid="000adf47" officeooo:paragraph-rsid="000adf47"/>
    </style:style>
    <style:style style:name="P125" style:family="paragraph" style:parent-style-name="Heading_20_1">
      <style:text-properties fo:language="cs" fo:country="CZ" officeooo:rsid="000adf47" officeooo:paragraph-rsid="000adf47" fo:background-color="transparent"/>
    </style:style>
    <style:style style:name="P126" style:family="paragraph" style:parent-style-name="Heading_20_1">
      <style:text-properties fo:language="cs" fo:country="CZ" officeooo:rsid="000cd37f" officeooo:paragraph-rsid="000cd37f" fo:background-color="transparent"/>
    </style:style>
    <style:style style:name="P127" style:family="paragraph" style:parent-style-name="Heading_20_1">
      <style:text-properties fo:language="cs" fo:country="CZ" officeooo:rsid="000cd37f" officeooo:paragraph-rsid="000cd37f"/>
    </style:style>
    <style:style style:name="P128" style:family="paragraph" style:parent-style-name="Heading_20_3">
      <style:text-properties fo:language="cs" fo:country="CZ" officeooo:rsid="00102070" officeooo:paragraph-rsid="00102070" fo:background-color="transparent"/>
    </style:style>
    <style:style style:name="P129" style:family="paragraph" style:parent-style-name="Heading_20_3">
      <style:text-properties fo:language="cs" fo:country="CZ" officeooo:rsid="002144cb" officeooo:paragraph-rsid="002144cb" fo:background-color="transparent"/>
    </style:style>
    <style:style style:name="P130" style:family="paragraph" style:parent-style-name="Heading_20_3">
      <style:text-properties fo:language="cs" fo:country="CZ" officeooo:rsid="001afcfc" officeooo:paragraph-rsid="001afcfc"/>
    </style:style>
    <style:style style:name="P131"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32" style:family="paragraph" style:parent-style-name="Heading_20_3">
      <style:text-properties fo:font-style="normal" officeooo:rsid="0023146f" officeooo:paragraph-rsid="0023146f" fo:background-color="transparent" style:font-style-asian="normal" style:font-style-complex="normal"/>
    </style:style>
    <style:style style:name="P133" style:family="paragraph" style:parent-style-name="Heading_20_3">
      <style:text-properties fo:font-style="normal" officeooo:rsid="00266ae6" officeooo:paragraph-rsid="00266ae6" fo:background-color="transparent" style:font-style-asian="normal" style:font-style-complex="normal"/>
    </style:style>
    <style:style style:name="P134" style:family="paragraph" style:parent-style-name="Heading_20_3">
      <style:text-properties officeooo:rsid="00278d2e" officeooo:paragraph-rsid="002b6fc1"/>
    </style:style>
    <style:style style:name="P135" style:family="paragraph" style:parent-style-name="Heading_20_3">
      <style:text-properties officeooo:rsid="002bed52" officeooo:paragraph-rsid="002bed52" fo:background-color="transparent"/>
    </style:style>
    <style:style style:name="P136" style:family="paragraph" style:parent-style-name="Heading_20_3">
      <style:text-properties officeooo:rsid="002eec87" fo:background-color="transparent"/>
    </style:style>
    <style:style style:name="P137" style:family="paragraph" style:parent-style-name="Heading_20_3">
      <style:text-properties officeooo:rsid="002eec87" officeooo:paragraph-rsid="002eec87" fo:background-color="transparent"/>
    </style:style>
    <style:style style:name="P138" style:family="paragraph" style:parent-style-name="Heading_20_3">
      <style:text-properties officeooo:rsid="002eec87" officeooo:paragraph-rsid="002eec87"/>
    </style:style>
    <style:style style:name="P139"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40"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41" style:family="paragraph" style:parent-style-name="Heading_20_2">
      <style:text-properties fo:font-style="italic" officeooo:rsid="002eec87" officeooo:paragraph-rsid="002eec87" style:font-style-asian="italic" style:font-style-complex="italic"/>
    </style:style>
    <style:style style:name="P142"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43" style:family="paragraph" style:parent-style-name="Table_20_Contents">
      <style:text-properties style:font-name="Arial" officeooo:rsid="00426c45" officeooo:paragraph-rsid="00426c45"/>
    </style:style>
    <style:style style:name="P144" style:family="paragraph" style:parent-style-name="Table_20_Contents">
      <style:text-properties style:font-name="Arial" fo:font-weight="bold" officeooo:rsid="00179419" officeooo:paragraph-rsid="0044139c" style:font-weight-asian="bold" style:font-weight-complex="bold"/>
    </style:style>
    <style:style style:name="P145" style:family="paragraph" style:parent-style-name="Table_20_Contents">
      <style:text-properties style:font-name="Arial" officeooo:rsid="00188daa" officeooo:paragraph-rsid="0044139c"/>
    </style:style>
    <style:style style:name="P146" style:family="paragraph" style:parent-style-name="Table_20_Contents">
      <style:text-properties style:font-name="Arial" officeooo:rsid="00198e96" officeooo:paragraph-rsid="0044139c"/>
    </style:style>
    <style:style style:name="P147" style:family="paragraph">
      <style:paragraph-properties fo:margin-left="0in" fo:margin-right="0in" fo:margin-top="0in" fo:margin-bottom="0in" fo:line-height="100%" fo:text-align="center" fo:text-indent="0in"/>
    </style:style>
    <style:style style:name="P14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0adf47"/>
    </style:style>
    <style:style style:name="T2" style:family="text">
      <style:text-properties fo:background-color="#ffff00" loext:char-shading-value="0"/>
    </style:style>
    <style:style style:name="T3" style:family="text">
      <style:text-properties officeooo:rsid="000adf47" fo:background-color="#ffff00" loext:char-shading-value="0"/>
    </style:style>
    <style:style style:name="T4" style:family="text">
      <style:text-properties fo:background-color="transparent" loext:char-shading-value="0"/>
    </style:style>
    <style:style style:name="T5" style:family="text">
      <style:text-properties officeooo:rsid="00102070" fo:background-color="transparent" loext:char-shading-value="0"/>
    </style:style>
    <style:style style:name="T6" style:family="text">
      <style:text-properties officeooo:rsid="0011cd4e" fo:background-color="transparent" loext:char-shading-value="0"/>
    </style:style>
    <style:style style:name="T7" style:family="text">
      <style:text-properties officeooo:rsid="0014aad9" fo:background-color="transparent" loext:char-shading-value="0"/>
    </style:style>
    <style:style style:name="T8" style:family="text">
      <style:text-properties officeooo:rsid="0018efe9" fo:background-color="transparent" loext:char-shading-value="0"/>
    </style:style>
    <style:style style:name="T9" style:family="text">
      <style:text-properties officeooo:rsid="001cd13e" fo:background-color="transparent" loext:char-shading-value="0"/>
    </style:style>
    <style:style style:name="T10" style:family="text">
      <style:text-properties officeooo:rsid="001d868f" fo:background-color="transparent" loext:char-shading-value="0"/>
    </style:style>
    <style:style style:name="T11" style:family="text">
      <style:text-properties officeooo:rsid="001f39a8" fo:background-color="transparent" loext:char-shading-value="0"/>
    </style:style>
    <style:style style:name="T12" style:family="text">
      <style:text-properties officeooo:rsid="002144cb" fo:background-color="transparent" loext:char-shading-value="0"/>
    </style:style>
    <style:style style:name="T13" style:family="text">
      <style:text-properties officeooo:rsid="0024abcb" fo:background-color="transparent" loext:char-shading-value="0"/>
    </style:style>
    <style:style style:name="T14" style:family="text">
      <style:text-properties officeooo:rsid="00262b0b" fo:background-color="transparent" loext:char-shading-value="0"/>
    </style:style>
    <style:style style:name="T15" style:family="text">
      <style:text-properties officeooo:rsid="00278d2e" fo:background-color="transparent" loext:char-shading-value="0"/>
    </style:style>
    <style:style style:name="T16" style:family="text">
      <style:text-properties officeooo:rsid="002bed52" fo:background-color="transparent" loext:char-shading-value="0"/>
    </style:style>
    <style:style style:name="T17" style:family="text">
      <style:text-properties officeooo:rsid="002eec87" fo:background-color="transparent" loext:char-shading-value="0"/>
    </style:style>
    <style:style style:name="T18" style:family="text">
      <style:text-properties officeooo:rsid="00332a97" fo:background-color="transparent" loext:char-shading-value="0"/>
    </style:style>
    <style:style style:name="T19" style:family="text">
      <style:text-properties officeooo:rsid="0035f115" fo:background-color="transparent" loext:char-shading-value="0"/>
    </style:style>
    <style:style style:name="T20" style:family="text">
      <style:text-properties officeooo:rsid="003ed1f6" fo:background-color="transparent" loext:char-shading-value="0"/>
    </style:style>
    <style:style style:name="T21" style:family="text">
      <style:text-properties officeooo:rsid="003fd831" fo:background-color="transparent" loext:char-shading-value="0"/>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23146f" fo:background-color="transparent" loext:char-shading-value="0" style:font-style-asian="italic" style:font-style-complex="italic"/>
    </style:style>
    <style:style style:name="T24"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0023146f" fo:background-color="transparent" loext:char-shading-value="0" style:font-style-asian="normal" style:font-style-complex="normal"/>
    </style:style>
    <style:style style:name="T27" style:family="text">
      <style:text-properties fo:font-style="normal" officeooo:rsid="00266ae6" fo:background-color="transparent" loext:char-shading-value="0" style:font-style-asian="normal" style:font-style-complex="normal"/>
    </style:style>
    <style:style style:name="T28" style:family="text">
      <style:text-properties fo:font-style="normal" officeooo:rsid="00278d2e" fo:background-color="transparent" loext:char-shading-value="0" style:font-style-asian="normal" style:font-style-complex="normal"/>
    </style:style>
    <style:style style:name="T29" style:family="text">
      <style:text-properties fo:font-style="normal" officeooo:rsid="0038afd3" fo:background-color="transparent" loext:char-shading-value="0" style:font-style-asian="normal" style:font-style-complex="normal"/>
    </style:style>
    <style:style style:name="T30" style:family="text">
      <style:text-properties fo:font-style="normal" fo:font-weight="normal" fo:background-color="transparent" loext:char-shading-value="0" style:font-style-asian="normal" style:font-weight-asian="normal" style:font-style-complex="normal" style:font-weight-complex="normal"/>
    </style:style>
    <style:style style:name="T31"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2" style:family="text">
      <style:text-properties fo:font-style="normal" fo:font-weight="bold" fo:background-color="transparent" loext:char-shading-value="0"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4" style:family="text">
      <style:text-properties fo:font-weight="bold" fo:background-color="transparent" loext:char-shading-value="0" style:font-weight-asian="bold" style:font-weight-complex="bold"/>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12c10a" fo:background-color="transparent" loext:char-shading-value="0" style:font-weight-asian="normal" style:font-weight-complex="normal"/>
    </style:style>
    <style:style style:name="T37" style:family="text">
      <style:text-properties fo:font-weight="normal" officeooo:rsid="00147418" fo:background-color="transparent" loext:char-shading-value="0" style:font-weight-asian="normal" style:font-weight-complex="normal"/>
    </style:style>
    <style:style style:name="T38" style:family="text">
      <style:text-properties fo:font-weight="normal" officeooo:rsid="001522ef" fo:background-color="transparent" loext:char-shading-value="0" style:font-weight-asian="normal" style:font-weight-complex="normal"/>
    </style:style>
    <style:style style:name="T39" style:family="text">
      <style:text-properties fo:font-weight="normal" officeooo:rsid="00102070" fo:background-color="transparent" loext:char-shading-value="0" style:font-weight-asian="normal" style:font-weight-complex="normal"/>
    </style:style>
    <style:style style:name="T40" style:family="text">
      <style:text-properties fo:font-weight="normal" officeooo:rsid="0015963a" fo:background-color="transparent" loext:char-shading-value="0" style:font-weight-asian="normal" style:font-weight-complex="normal"/>
    </style:style>
    <style:style style:name="T41" style:family="text">
      <style:text-properties fo:font-weight="normal" officeooo:rsid="0016d7e4" fo:background-color="transparent" loext:char-shading-value="0" style:font-weight-asian="normal" style:font-weight-complex="normal"/>
    </style:style>
    <style:style style:name="T42" style:family="text">
      <style:text-properties fo:font-weight="normal" officeooo:rsid="0016da6e" fo:background-color="transparent" loext:char-shading-value="0" style:font-weight-asian="normal" style:font-weight-complex="normal"/>
    </style:style>
    <style:style style:name="T43" style:family="text">
      <style:text-properties fo:font-weight="normal" officeooo:rsid="00147418" fo:background-color="#ffff00" loext:char-shading-value="0" style:font-weight-asian="normal" style:font-weight-complex="normal"/>
    </style:style>
    <style:style style:name="T44" style:family="text">
      <style:text-properties fo:font-weight="normal" officeooo:rsid="001522ef" fo:background-color="#ffff00" loext:char-shading-value="0" style:font-weight-asian="normal" style:font-weight-complex="normal"/>
    </style:style>
    <style:style style:name="T45" style:family="text">
      <style:text-properties style:font-name="Liberation Serif1" fo:font-weight="normal" officeooo:rsid="0016da6e" fo:background-color="transparent" loext:char-shading-value="0" style:font-weight-asian="normal" style:font-weight-complex="normal"/>
    </style:style>
    <style:style style:name="T46" style:family="text">
      <style:text-properties style:font-name="Liberation Serif1" fo:background-color="#ffffff" loext:char-shading-value="0"/>
    </style:style>
    <style:style style:name="T47" style:family="text">
      <style:text-properties style:font-name="Liberation Serif1" officeooo:rsid="0018efe9" fo:background-color="#ffffff" loext:char-shading-value="0"/>
    </style:style>
    <style:style style:name="T48" style:family="text">
      <style:text-properties style:font-name="Liberation Serif" fo:font-weight="normal" fo:background-color="#ffffff" loext:char-shading-value="0" style:font-weight-asian="normal" style:font-weight-complex="normal"/>
    </style:style>
    <style:style style:name="T49" style:family="text">
      <style:text-properties style:font-name="Liberation Serif" fo:font-weight="normal" officeooo:rsid="0016da6e" fo:background-color="#ffffff" loext:char-shading-value="0" style:font-weight-asian="normal" style:font-weight-complex="normal"/>
    </style:style>
    <style:style style:name="T50" style:family="text">
      <style:text-properties style:font-name="Liberation Serif" fo:font-weight="normal" officeooo:rsid="00194b2c" fo:background-color="#ffffff" loext:char-shading-value="0" style:font-weight-asian="normal" style:font-weight-complex="normal"/>
    </style:style>
    <style:style style:name="T51" style:family="text">
      <style:text-properties style:font-name="Liberation Serif" fo:background-color="#ffffff" loext:char-shading-value="0"/>
    </style:style>
    <style:style style:name="T52" style:family="text">
      <style:text-properties style:font-name="Liberation Serif" officeooo:rsid="0018da0f" fo:background-color="#ffffff" loext:char-shading-value="0"/>
    </style:style>
    <style:style style:name="T53" style:family="text">
      <style:text-properties style:font-name="Liberation Serif" officeooo:rsid="0018efe9" fo:background-color="#ffffff" loext:char-shading-value="0"/>
    </style:style>
    <style:style style:name="T54" style:family="text">
      <style:text-properties style:font-name="Liberation Serif" officeooo:rsid="00194b2c" fo:background-color="#ffffff" loext:char-shading-value="0"/>
    </style:style>
    <style:style style:name="T55" style:family="text">
      <style:text-properties style:font-name="Liberation Serif" officeooo:rsid="001afcfc" fo:background-color="#ffffff" loext:char-shading-value="0"/>
    </style:style>
    <style:style style:name="T56" style:family="text">
      <style:text-properties style:font-name="Liberation Serif" officeooo:rsid="001bc428" fo:background-color="#ffffff" loext:char-shading-value="0"/>
    </style:style>
    <style:style style:name="T57" style:family="text">
      <style:text-properties style:font-name="Liberation Serif" officeooo:rsid="00266ae6" fo:background-color="#ffffff" loext:char-shading-value="0"/>
    </style:style>
    <style:style style:name="T58" style:family="text">
      <style:text-properties style:font-name="Liberation Serif" fo:font-weight="bold" fo:background-color="#ffffff" loext:char-shading-value="0" style:font-weight-asian="bold" style:font-weight-complex="bold"/>
    </style:style>
    <style:style style:name="T59" style:family="text">
      <style:text-properties style:font-name="Liberation Serif" fo:font-style="italic" fo:background-color="#ffffff" loext:char-shading-value="0" style:font-style-asian="italic" style:font-style-complex="italic"/>
    </style:style>
    <style:style style:name="T60" style:family="text">
      <style:text-properties fo:background-color="#ffffff" loext:char-shading-value="0"/>
    </style:style>
    <style:style style:name="T61" style:family="text">
      <style:text-properties officeooo:rsid="00337b28" fo:background-color="#ffffff" loext:char-shading-value="0"/>
    </style:style>
    <style:style style:name="T62" style:family="text">
      <style:text-properties fo:color="#444444" style:font-name="Monospace" fo:font-size="10pt" style:font-size-asian="10pt"/>
    </style:style>
    <style:style style:name="T63" style:family="text">
      <style:text-properties officeooo:rsid="0023d84a"/>
    </style:style>
    <style:style style:name="T64" style:family="text">
      <style:text-properties officeooo:rsid="00266ae6"/>
    </style:style>
    <style:style style:name="T65" style:family="text">
      <style:text-properties fo:color="#3364a4" style:font-name="Monospace" fo:font-size="10pt" style:font-size-asian="10pt"/>
    </style:style>
    <style:style style:name="T66" style:family="text">
      <style:text-properties fo:color="#009695" style:font-name="Monospace" fo:font-size="10pt" style:font-size-asian="10pt"/>
    </style:style>
    <style:style style:name="T67" style:family="text">
      <style:text-properties style:text-underline-style="solid" style:text-underline-width="auto" style:text-underline-color="font-color"/>
    </style:style>
    <style:style style:name="T68" style:family="text">
      <style:text-properties officeooo:rsid="001f43de"/>
    </style:style>
    <style:style style:name="T69" style:family="text">
      <style:text-properties officeooo:rsid="00185527"/>
    </style:style>
    <style:style style:name="T70" style:family="text">
      <style:text-properties officeooo:rsid="00378db5"/>
    </style:style>
    <style:style style:name="T71" style:family="text">
      <style:text-properties officeooo:rsid="002b4495"/>
    </style:style>
    <style:style style:name="T72" style:family="text">
      <style:text-properties officeooo:rsid="00188daa"/>
    </style:style>
    <style:style style:name="T73" style:family="text">
      <style:text-properties officeooo:rsid="00198e96"/>
    </style:style>
    <style:style style:name="T74" style:family="text">
      <style:text-properties officeooo:rsid="002620c7"/>
    </style:style>
    <style:style style:name="T75" style:family="text">
      <style:text-properties officeooo:rsid="0038afd3"/>
    </style:style>
    <style:style style:name="T76" style:family="text">
      <style:text-properties officeooo:rsid="002b6ab0"/>
    </style:style>
    <style:style style:name="T77" style:family="text">
      <style:text-properties officeooo:rsid="00275dcd"/>
    </style:style>
    <style:style style:name="T78" style:family="text">
      <style:text-properties officeooo:rsid="0039579e"/>
    </style:style>
    <style:style style:name="T79" style:family="text">
      <style:text-properties officeooo:rsid="00246e6d"/>
    </style:style>
    <style:style style:name="T80" style:family="text">
      <style:text-properties officeooo:rsid="001bf107"/>
    </style:style>
    <style:style style:name="T81" style:family="text">
      <style:text-properties officeooo:rsid="003a8d5a"/>
    </style:style>
    <style:style style:name="T82" style:family="text">
      <style:text-properties officeooo:rsid="003bff65"/>
    </style:style>
    <style:style style:name="T83" style:family="text">
      <style:text-properties officeooo:rsid="003dc60c"/>
    </style:style>
    <style:style style:name="T84" style:family="text">
      <style:text-properties officeooo:rsid="0040d880"/>
    </style:style>
    <style:style style:name="T85" style:family="text">
      <style:text-properties officeooo:rsid="00426c45"/>
    </style:style>
    <style:style style:name="T8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Netsimul</text:p>
      <text:p text:style-name="P60">Diskrétní simulátor provozu v počítačové síti</text:p>
      <text:h text:style-name="P123" text:outline-level="1">Anotace</text:h>
      <text:p text:style-name="P20">Netsimul je simulátor provoz<text:span text:style-name="T1">u</text:span> v počítačové síti. <text:span text:style-name="T3">TBD</text:span></text:p>
      <text:h text:style-name="P125" text:outline-level="1">Zadání</text:h>
      <text:p text:style-name="P104">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24" text:outline-level="1"><text:span text:style-name="T4">Zvolené algoritmy </text:span><text:span text:style-name="T7">a datové struktury</text:span></text:h>
      <text:p text:style-name="P21">Jádro diskrétní simulace …..</text:p>
      <text:p text:style-name="P21">Síťové prvky používají pro výběr optimální trasy směrovací protokol RIP ….</text:p>
      <text:p text:style-name="P21">Routovací tabulka …</text:p>
      <text:h text:style-name="P127" text:outline-level="1"><text:span text:style-name="T4">Diskuse výběru algoritm</text:span><text:span text:style-name="T20">ů a datových struktur</text:span></text:h>
      <text:p text:style-name="P25">Kalendář jako LSS</text:p>
      <text:p text:style-name="P26">Zacyklený Link</text:p>
      <text:h text:style-name="P126" text:outline-level="1">Program</text:h>
      <text:p text:style-name="P105">Program je postavěn s využitím návrhového vzoru Model-View- Controlller (MVC). </text:p>
      <text:p text:style-name="P28"><text:span text:style-name="T4">Program lze rozdělit do 4 </text:span><text:span text:style-name="T21">pomyslných </text:span><text:span text:style-name="T4">modulů – Simulace, Model, XMLIO a GUI.</text:span></text:p>
      <text:p text:style-name="P29"><text:span text:style-name="T4">Modul Simulace je Controller, </text:span><text:span text:style-name="T13">z</text:span><text:span text:style-name="T4">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text:span></text:p>
      <text:p text:style-name="P30"><text:span text:style-name="T4">Program má </text:span><text:span text:style-name="T12">kromě souhrných výsledků </text:span><text:span text:style-name="T4">implementovaný </text:span><text:span text:style-name="T12">i </text:span><text:span text:style-name="T4">Logger, který sbírá podrobné informace o běhu</text:span><text:span text:style-name="T12"> programu</text:span><text:span text:style-name="T4">, včetně půběhu simulace. </text:span><text:span text:style-name="T13">Standardně se na konzoli vypisují zprávy typu ERROR, WARNING a INFO, které poskytují základní přehled o dění v programu. Do textového souboru trasim.log se ukládá podrobný výpis až včetně zpráv typu DEBUG, které kromě jiného ukazují I detailní dění v rámci simulace. </text:span><text:span text:style-name="T14">Pro logování je použita knihovna log4net.</text:span></text:p>
      <text:h text:style-name="P142" text:outline-level="2">Simulace</text:h>
      <text:p text:style-name="P31"><text:span text:style-name="T4">Třídy Model, Event, Calendar, Process, State z přednášky. Třídy Node, EndNode, ServerNode, EndpointNode, NetworkNode, Link, Packet, </text:span><text:span text:style-name="T8">DataEnvelope, </text:span><text:span text:style-name="T4">RoutingMessage, </text:span><text:span text:style-name="T8">Request, Response, </text:span><text:span text:style-name="T4">RoutingTable, </text:span><text:span text:style-name="T8">Record, </text:span><text:span text:style-name="T6">SimulationController</text:span></text:p>
      <text:h text:style-name="P128" text:outline-level="3">Simulační jádro</text:h>
      <text:p text:style-name="P34"><text:span text:style-name="T4">Třída </text:span><text:span text:style-name="T34">Event</text:span><text:span text:style-name="T4"> drží informace o události simulace, událost je popsána trojicí Process, State, int, která označuje, kdy má který proces být v jakém stavu.</text:span></text:p>
      <text:p text:style-name="P36"><text:span text:style-name="T4">Ve třídě </text:span><text:span text:style-name="T34">Calendar</text:span><text:span text:style-name="T35"> </text:span><text:span text:style-name="T4">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36"><text:span text:style-name="T4">Abstraktní třída </text:span><text:span text:style-name="T34">Process</text:span><text:span text:style-name="T35"> má metody Schedule, která vytváří novou událost a vkládá ji do kalendáře, a CancelPlan, která daný proces vyřadí z kalendáře. Dále má abstraktní metodu ProcessEvent, která se volá při zpracování události</text:span></text:p>
      <text:p text:style-name="P37"><text:span text:style-name="T35">Třída </text:span><text:span text:style-name="T34">State</text:span><text:span text:style-name="T35"> nese informaci o stavu procesu. V průběhu práce se ukázalo, že pouhý výčet stavů není postačující a tak stav nese dvě informace – vlastní stav a dodatečnou informaci typu Packet.</text:span></text:p>
      <text:p text:style-name="P107">Samotné stavy jsou popsány v následující tabulce</text:p>
      <table:table table:name="Table1" table:style-name="Table1">
        <table:table-column table:style-name="Table1.A"/>
        <table:table-column table:style-name="Table1.B"/>
        <table:table-row>
          <table:table-cell table:style-name="Table1.A1" office:value-type="string">
            <text:p text:style-name="P62">Stav</text:p>
          </table:table-cell>
          <table:table-cell table:style-name="Table1.B1" office:value-type="string">
            <text:p text:style-name="P62">Popis</text:p>
          </table:table-cell>
        </table:table-row>
        <table:table-row>
          <table:table-cell table:style-name="Table1.A2" office:value-type="string">
            <text:p text:style-name="P63">SEND</text:p>
          </table:table-cell>
          <table:table-cell table:style-name="Table1.B2" office:value-type="string">
            <text:p text:style-name="P63">Posílej packety (pro objetky typu Node a Link)</text:p>
          </table:table-cell>
        </table:table-row>
        <table:table-row>
          <table:table-cell table:style-name="Table1.A2" office:value-type="string">
            <text:p text:style-name="P63">RECEIVE</text:p>
          </table:table-cell>
          <table:table-cell table:style-name="Table1.B2" office:value-type="string">
            <text:p text:style-name="P63">Zpracuj přijaté packety (pro objekty typu Node a Link)</text:p>
          </table:table-cell>
        </table:table-row>
        <table:table-row>
          <table:table-cell table:style-name="Table1.A2" office:value-type="string">
            <text:p text:style-name="P63">TOGGLE</text:p>
          </table:table-cell>
          <table:table-cell table:style-name="Table1.B2" office:value-type="string">
            <text:p text:style-name="P63">Změň stav linku z active na passive a naopak</text:p>
          </table:table-cell>
        </table:table-row>
        <table:table-row>
          <table:table-cell table:style-name="Table1.A2" office:value-type="string">
            <text:p text:style-name="P63">UPDATE_TIMER</text:p>
          </table:table-cell>
          <table:table-cell table:style-name="Table1.B2" office:value-type="string">
            <text:p text:style-name="P63">Pošli “Response” (pro NetworkNode)</text:p>
          </table:table-cell>
        </table:table-row>
        <table:table-row>
          <table:table-cell table:style-name="Table1.A2" office:value-type="string">
            <text:p text:style-name="P63">INVALID_TIMER</text:p>
          </table:table-cell>
          <table:table-cell table:style-name="Table1.B2" office:value-type="string">
            <text:p text:style-name="P63">Označ záznam v routovací tabulce jako neplatný (pro Record)</text:p>
          </table:table-cell>
        </table:table-row>
        <table:table-row>
          <table:table-cell table:style-name="Table1.A2" office:value-type="string">
            <text:p text:style-name="P63">FLUSH_TIMER</text:p>
          </table:table-cell>
          <table:table-cell table:style-name="Table1.B2" office:value-type="string">
            <text:p text:style-name="P63">Odstraň záznam z routovací tabulky (pro Record)</text:p>
          </table:table-cell>
        </table:table-row>
      </table:table>
      <text:p text:style-name="P36"/>
      <text:p text:style-name="P36"><text:span text:style-name="T4">Ve třídě </text:span><text:span text:style-name="T34">Model</text:span><text:span text:style-name="T4"> je implementováno samotné simulační jádro, které bere z kalendáře jednotlivé události a volá metodu ProcessEvent příslušného procesu</text:span></text:p>
      <text:h text:style-name="P128" text:outline-level="3">Objekty simulace</text:h>
      <text:p text:style-name="P38"><text:span text:style-name="T5">T</text:span><text:span text:style-name="T4">řída </text:span><text:span text:style-name="T34">Packet</text:span><text:span text:style-name="T35"> </text:span><text:span text:style-name="T38">je informace o datech tekoucích po síti. Packet má dvě adresy, zdrojovou a cílovou. </text:span><text:span text:style-name="T39">Pro zjednodušení je jako adresa použit typ integer. </text:span><text:span text:style-name="T38">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4">traced</text:span><text:span text:style-name="T31"> (sledovaný). V takovém případě inicializuje spojový seznam dvojic &lt;string, int&gt;, ve kterém uchovává jméno Node a čas, kdy byl packet zpracován daným Node.</text:span></text:p>
      <text:p text:style-name="P39"><text:soft-page-break/><text:span text:style-name="T30">Zvláštní případ Packetu je </text:span><text:span text:style-name="T32">RoutingMessage</text:span><text:span text:style-name="T30">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2">Request</text:span><text:span text:style-name="T30"> je prázdná obálka, má vždy velikost 1. Třída </text:span><text:span text:style-name="T32">Response</text:span><text:span text:style-name="T30"> nese routovací tabulku odesilatele a její velikost je počet záznamů v tabulce.</text:span></text:p>
      <text:p text:style-name="P40"><draw:g text:anchor-type="paragraph" draw:z-index="0" draw:style-name="gr1"><draw:custom-shape draw:style-name="gr2" draw:text-style-name="P148" xml:id="id1" draw:id="id1" svg:width="0.7886in" svg:height="0.5059in" svg:x="5.6689in" svg:y="0.0689in"><text:p text:style-name="P147"><text:span text:style-name="T86">Process</text:span></text:p><draw:enhanced-geometry svg:viewBox="0 0 21600 21600" draw:mirror-horizontal="false" draw:mirror-vertical="false" draw:type="rectangle" draw:enhanced-path="M 0 0 L 21600 0 21600 21600 0 21600 0 0 Z N"/></draw:custom-shape><draw:custom-shape draw:style-name="gr2" draw:text-style-name="P149" xml:id="id2" draw:id="id2" svg:width="0.8248in" svg:height="0.5059in" svg:x="5.6508in" svg:y="0.8925in"><text:p text:style-name="P147"><text:span text:style-name="T87">Node</text:span></text:p><draw:enhanced-geometry svg:viewBox="0 0 21600 21600" draw:mirror-horizontal="false" draw:mirror-vertical="false" draw:type="rectangle" draw:enhanced-path="M 0 0 L 21600 0 21600 21600 0 21600 0 0 Z N"/></draw:custom-shape><draw:custom-shape draw:style-name="gr2" draw:text-style-name="P150" xml:id="id3" draw:id="id3" svg:width="0.9142in" svg:height="0.5803in" svg:x="4.7551in" svg:y="1.6787in"><text:p text:style-name="P147"><text:span text:style-name="T88">EndpointNode</text:span></text:p><draw:enhanced-geometry svg:viewBox="0 0 21600 21600" draw:mirror-horizontal="false" draw:mirror-vertical="false" draw:type="rectangle" draw:enhanced-path="M 0 0 L 21600 0 21600 21600 0 21600 0 0 Z N"/></draw:custom-shape><draw:custom-shape draw:style-name="gr2" draw:text-style-name="P151" xml:id="id4" draw:id="id4" svg:width="1.0031in" svg:height="0.5803in" svg:x="6.4398in" svg:y="1.6787in"><text:p text:style-name="P147"><text:span text:style-name="T89">NetworkNode</text:span></text:p><draw:enhanced-geometry svg:viewBox="0 0 21600 21600" draw:mirror-horizontal="false" draw:mirror-vertical="false" draw:type="rectangle" draw:enhanced-path="M 0 0 L 21600 0 21600 21600 0 21600 0 0 Z N"/></draw:custom-shape><draw:custom-shape draw:style-name="gr2" draw:text-style-name="P148" xml:id="id5" draw:id="id5" svg:width="0.8425in" svg:height="0.4862in" svg:x="4.2535in" svg:y="2.5953in"><text:p text:style-name="P147"><text:span text:style-name="T86">EndNode</text:span></text:p><draw:enhanced-geometry svg:viewBox="0 0 21600 21600" draw:mirror-horizontal="false" draw:mirror-vertical="false" draw:type="rectangle" draw:enhanced-path="M 0 0 L 21600 0 21600 21600 0 21600 0 0 Z N"/></draw:custom-shape><draw:custom-shape draw:style-name="gr2" draw:text-style-name="P150" xml:id="id6" draw:id="id6" svg:width="0.8067in" svg:height="0.5051in" svg:x="5.2752in" svg:y="2.5953in"><text:p text:style-name="P147"><text:span text:style-name="T88">ServerNode</text:span></text:p><draw:enhanced-geometry svg:viewBox="0 0 21600 21600" draw:mirror-horizontal="false" draw:mirror-vertical="false" draw:type="rectangle" draw:enhanced-path="M 0 0 L 21600 0 21600 21600 0 21600 0 0 Z N"/></draw:custom-shape><draw:connector draw:style-name="gr3" draw:text-style-name="P149" draw:type="line" svg:x1="6.0626in" svg:y1="0.5744in" svg:x2="6.0626in" svg:y2="0.8925in" draw:start-shape="id1" draw:start-glue-point="2" draw:end-shape="id2" draw:end-glue-point="0" svg:d="M15399 1459v808" svg:viewBox="0 0 2 810"><text:p/></draw:connector><draw:connector draw:style-name="gr3" draw:text-style-name="P149" draw:type="line" svg:x1="6.0626in" svg:y1="1.398in" svg:x2="5.2118in" svg:y2="1.6783in" draw:start-shape="id2" draw:start-glue-point="2" draw:end-shape="id3" draw:end-glue-point="0" svg:d="M15399 3551l-2161 712" svg:viewBox="0 0 2163 714"><text:p/></draw:connector><draw:connector draw:style-name="gr3" draw:text-style-name="P149" draw:type="line" svg:x1="6.0626in" svg:y1="1.398in" svg:x2="6.9409in" svg:y2="1.6783in" draw:start-shape="id2" draw:start-glue-point="2" draw:end-shape="id4" draw:end-glue-point="0" svg:d="M15399 3551l2231 712" svg:viewBox="0 0 2233 714"><text:p/></draw:connector><draw:connector draw:style-name="gr3" draw:text-style-name="P149" draw:type="line" svg:x1="5.2118in" svg:y1="2.2587in" svg:x2="4.6744in" svg:y2="2.5957in" draw:start-shape="id3" draw:start-glue-point="2" draw:end-shape="id5" draw:end-glue-point="0" svg:d="M13238 5737l-1365 856" svg:viewBox="0 0 1367 857"><text:p/></draw:connector><draw:connector draw:style-name="gr3" draw:text-style-name="P149" draw:type="line" svg:x1="5.2118in" svg:y1="2.2587in" svg:x2="5.678in" svg:y2="2.5957in" draw:start-shape="id3" draw:start-glue-point="2" draw:end-shape="id6" draw:end-glue-point="0" svg:d="M13238 5737l1184 856" svg:viewBox="0 0 1185 857"><text:p/></draw:connector></draw:g><text:span text:style-name="T35">Abstraktní třída </text:span><text:span text:style-name="T4">Node</text:span><text:span text:style-name="T35"> představuje uzel v síti bez rozlišení jeho druhu. Uzly dle specifikace jsou realizovány jako potomci třídy Node. Podrobná hierarchie plyne z diagramu. Objekty Node mají jméno (string). V rámci metody ProcessEvent této třídy se sbírají informace o trase packetu.</text:span></text:p>
      <text:p text:style-name="P40"><text:span text:style-name="T35">Abstraktní třída </text:span><text:span text:style-name="T4">EndpointNode</text:span><text:span text:style-name="T35"> představuje “koncový uzel” ve smyslu odkud a kam se posílá Packet. EndpointNode má vlastnost Address, která představuje jeho adresu na síti. Objekty typu EndpointNode mají nejvýše jeden Link – spoj s okolím.</text:span></text:p>
      <text:p text:style-name="P41"><text:span text:style-name="T35">Třída </text:span><text:span text:style-name="T4">EndNode</text:span><text:span text:style-name="T35">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Pokud je EndNode naplánováno do stavu RECEIVE. EndNode může obdržet Packet – odpověď od Serveru.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36">zvolený EndNode jako výchozí cestu.</text:span></text:p>
      <text:p text:style-name="P42"><text:span text:style-name="T35">Třída </text:span><text:span text:style-name="T4">ServerNode </text:span><text:span text:style-name="T35">představuje server ve smyslu specifikace. ServerNode přijímá packety od EndNode a generuje na ně odpovědi. Ve stavu RECEIVE vygeneruje “čekací čas” a odpověď. Odpověď je Packet, který směřuje od daného ServerNode na adresu odesílatele Packetu, ne který odpovídáme. Velikost odpovědi je rovna velikosti přijatého Packetu. ServerNode se sám naplánuje do stavu SEND po odpovídající čekací době. Ve stavu SEND pak pouze odešle daný Packet.</text:span></text:p>
      <text:p text:style-name="P43"><text:span text:style-name="T35">Třída </text:span><text:span text:style-name="T4">NetworkNode</text:span><text:span text:style-name="T35"> je router – síťový prvek ve smyslu specifikace. NetworkNode předává Packety <text:s/>po síti. Na rozdíl od EndpointNode, nemá adresu a má více síťových rozhraní – pole Linků. Link se do NetworkNode připojuje metodou ConnectLink, která, kromě nutných kontrol, aktualizuje záznam o zvolené “výchozí bráně” a zakládá záznamy do routovací tabulky pokud byl připojen EndpointNode, jelikož ti se neúčastní routovacího protokolu. Výchozí brána je implementována pomocí proměnné typu Link, která se použije, nebude-li jiný vhodný záznam v routovací tabulce. Při volání ConnectLink je možnost přes boolskou proměnnou označit vkládaný Link jako výchozí bránu.</text:span></text:p>
      <text:p text:style-name="P44"><text:soft-page-break/><text:span text:style-name="T35">Při zpracování události ve stavu RECEIVE se nejprve zvýší HopCounter Packetu a pokud je v povoleném limitu, dojde k jeho zpracování podle typu: pokud jde o RoutingMessage – Request, naplánuje se odeslání Response příslušným Linkem; naopak, pokud jde o RoutingMessage – Response, dojde k aktualizaci routovací tabulky. Nakonec, nešlo-li o RoutingMessage, </text:span><text:span text:style-name="T37">dojde k výběru destinace z routovací tabulky a následnému naplánování Packetu k odeslání se zpožděním, </text:span><text:span text:style-name="T43">které je konstantně 1</text:span><text:span text:style-name="T37">. </text:span><text:span text:style-name="T38">Při výběru destinace se aktualizuje údaj o využití daného Linku (kolikrát jim byl poslán Packet), </text:span><text:span text:style-name="T44">tento údaj se však dále nezpracovává</text:span><text:span text:style-name="T38">. </text:span><text:span text:style-name="T40">NetworkNode má hashovací tabulku (Dictionary), kde jednotlivým Packetům přiřazuje konkrétní Link. Před vložením se ověřuje, ža daný Packet už není ve zpracování.</text:span></text:p>
      <text:p text:style-name="P108">Aktualizace routovací tabulky probíhá tak, že pro každý záznam v přijaté tabulce iniciujeme vložení 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108">Při zpracování události ve stavu SEND se příslušnému Linku předá Packet, který je součást dodatečné informace stavu. Příslušný Link se najde v Hashovací tabulce, kam byl uložen při naplánování.</text:p>
      <text:p text:style-name="P109">NetworkNode má parametry update, flush a expiry, což jsou časovače pro aktualizaci záznamů v routovací tabulce. Jejich fungování je popsáno v dalších odstavcích.</text:p>
      <text:p text:style-name="P45"><text:span text:style-name="T35">Při zpracování události ve stavu UPDATE TIMER se zavolá odeslání Response všem připojeným Linkům a naplánuje se další UPDATE TIMER </text:span><text:span text:style-name="T41">v čase </text:span><text:span text:style-name="T42">T</text:span><text:span text:style-name="T45">+</text:span><text:span text:style-name="T49">update. První UPDATE TIMER se nastaví </text:span><text:span text:style-name="T50">v SimulationControlleru v čase 0</text:span></text:p>
      <text:p text:style-name="P46"><text:span text:style-name="T49">N</text:span><text:span text:style-name="T48">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47"><text:span text:style-name="T51">Routovací tabulka je implementována třídou </text:span><text:span text:style-name="T58">RoutingTable</text:span><text:span text:style-name="T51">. RoutingTable si vytváří každý NetworkNode. RoutingTable má parametry – časovače: flush a expiry.</text:span><text:span text:style-name="T52"> </text:span><text:span text:style-name="T51">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47"><text:span text:style-name="T51">Pro vkládání záznamu slouží metoda SetRecord, která se rozhodne, zda se vkládá záznam nový, nebo zda se modifikuje existující záznam – v případě, že původní je nastaven jako </text:span><text:span text:style-name="T52">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114">NetworkNode volá metodu GetLinkForAddr, která vrátí Link podle záznamu pro danou adresu, nebo null, pokud záznam neexistuje nebo je prošlý.</text:p>
      <text:p text:style-name="P48"><text:soft-page-break/><text:span text:style-name="T51">Samotný záznam je instance třídy </text:span><text:span text:style-name="T58">Record</text:span><text:span text:style-name="T51">. </text:span><text:span text:style-name="T57">Record je dědic třídy Process. </text:span><text:span text:style-name="T51">Má parametry: adresa (int), směr (Link), metrika (int), platný (bool). Record zná maxHop a odkaz na svoji RoutingTable. Směr a metriku lze měnit. Metrika se nikdy nenastaví vyšší než-li maxHop.</text:span></text:p>
      <text:p text:style-name="P114">Record zpracovává události typu INVALID_TIMER a FLUSH_TIMER. Při INVALID_TIMER se nastaví jako prošlý, při FLUSH_TIMER zavolá metodu pro odstranění záznamu z routovací tabulky.</text:p>
      <text:p text:style-name="P49"><text:span text:style-name="T51">O přenos packetu mezi dvěma sousedními Nody se stará </text:span><text:span text:style-name="T58">Link</text:span><text:span text:style-name="T51">.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54">Navíc v Packetu jsou adresy, kdežto Link potřebuje instance Node.</text:span><text:span text:style-name="T51"> V Carry Link zabalí Packet do “obálky” DataEnvelope, 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46">+</text:span><text:span text:style-name="T51">1.</text:span></text:p>
      <text:p text:style-name="P50"><text:span text:style-name="T51">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53">T</text:span><text:span text:style-name="T47">+</text:span><text:span text:style-name="T53">1.</text:span></text:p>
      <text:p text:style-name="P50"><text:span text:style-name="T53">V</text:span><text:span text:style-name="T51">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115">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116">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51"><text:span text:style-name="T51">Obálka je instance třídy </text:span><text:span text:style-name="T58">DataEnvelope</text:span><text:span text:style-name="T51">, která obsahuje vlastní packet, instance Node pro odesílatele a přijímatele, </text:span><text:span text:style-name="T55">záznam o čase přijetí (int) a velikost “nedopravené části packetu” - tj. pokud se doručuje ve více krocích, kolik dat ještě zbývá doručit.</text:span></text:p>
      <text:h text:style-name="P130" text:outline-level="3"><text:span text:style-name="T51">Ovladač - </text:span><text:span text:style-name="T55">S</text:span><text:span text:style-name="T51">imulationController</text:span></text:h>
      <text:p text:style-name="P52"><text:span text:style-name="T51">Třída </text:span><text:span text:style-name="T58">SimulationController</text:span><text:span text:style-name="T51"> převádí informace z modulu Model do modulu Simulace. Bere instance NetworkModel a SimulationModel, na jejich základě vytváří instance tříd EndNode, </text:span><text:soft-page-break/><text:span text:style-name="T51">NetworkNode, ServerNode a Link, vytváří instance třídy Model, které předá čas běhu simulace, plánuje uživatelem vytvořené události do simulačního kalendáře. </text:span></text:p>
      <text:p text:style-name="P52"><text:span text:style-name="T51">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span text:style-name="T59">Lze si všimnout, že má-li být toggle pro nějaký link 1.0 ke změně opravdu vždy dojde, naopak pro toggle 0.0 ke změně nikdy nedojde.</text:span></text:p>
      <text:p text:style-name="P117">Všechny instance Link se naplánují na RECEIVE v čase 0, všechny instance NetworkNode se naplánují na UPDATE_TIMER v čase 0 a zároveň pošlou Request všem okolním uzlům.</text:p>
      <text:p text:style-name="P35"><text:span text:style-name="T51">Po inicializaci se spustí vlastní simulace </text:span><text:span text:style-name="T56">přes simulační jádro ve třídě Model.</text:span></text:p>
      <text:p text:style-name="P118">Po skončení simulace se naplní ResultModel získanými výsledky – projde se cyklem přes všechny Nody a vloží se získané výsledky do ResultModelu, stejně se projdou všechny Linky a nakonec packety z uživatelem definovaných událostí, pro zobrazení jejich trasy.</text:p>
      <text:p text:style-name="P119">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39" text:outline-level="2">Model</text:h>
      <text:p text:style-name="P32"><text:span text:style-name="T9">Třídy </text:span><text:span text:style-name="T4">NetworkModel, </text:span><text:span text:style-name="T10">LinkRecord, NodeRecord, EndpointNodeRecord, EndNodeRecord, NetworkNodeRecord; </text:span><text:span text:style-name="T4">SimulationModel, ResultModel, </text:span><text:span text:style-name="T11">EndNodeResult, ServerNodeResult, NetworkNodeResult, LinkResult</text:span></text:p>
      <text:h text:style-name="P131" text:outline-level="3">NetworkModel</text:h>
      <text:p text:style-name="P110">NetworkModel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31" text:outline-level="3">SimulationModel</text:h>
      <text:p text:style-name="P110">SimulationModel udržuje informace relevantní pro simulaci – čas běhu simulace, maximální velikost hop counteru, seznam koncových uzlů, kteří komunikují náhodně v Hashset a LSS z uživatelem předdefinovaných událostí.</text:p>
      <text:p text:style-name="P110">Uživatelem předdefinovaná událost má podobu čtveříce &lt;jméno uzlu, jméno uzlu, čas, velikost&gt;</text:p>
      <text:p text:style-name="P113">Pracuje se na možnosti sledovat náhodné packety.</text:p>
      <text:p text:style-name="P111">SimulationModel umožňuje naplánovat událost, nastavit node pro náhodnou komunikaci a naopak toto nastavení zrušit, umožňuje zjistit, zda uzel komunikuje náhodně a umí vrátit LSS událostí.</text:p>
      <text:p text:style-name="P111"><text:soft-page-break/>Pro náhodně komunikující uzly zde nezjišťujeme, zda jsou to koncové uzly. O toto se stará SimulationController.</text:p>
      <text:h text:style-name="P131" text:outline-level="3">ResultModel</text:h>
      <text:p text:style-name="P111">ResultModel udržuje výsledky simulace. K jednotlivým výsledkům se přistupuje podle jména daného elementu. ResultModel má 4 hashovací tabulky, které mapují jméno na strukturu uchovávající vlastní výsledky a 4 pole jmen elementů.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39" text:outline-level="2">XMLIO</text:h>
      <text:p text:style-name="P32"><text:span text:style-name="T12">Třídy </text:span><text:span text:style-name="T4">Loader, Storer, XMLIO</text:span></text:p>
      <text:h text:style-name="P129" text:outline-level="3">Loader</text:h>
      <text:p text:style-name="P106">Loader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29"><text:span text:style-name="T4">LoadNM má cyklus přes potomky elementu </text:span><text:span text:style-name="T22">nodes</text:span><text:span text:style-name="T25">, kde podle typu XML elementu vytvoří uzel příslušného typu v NetworkModelu. </text:span><text:span text:style-name="T26">Další cyklus jde přes potomky elementu </text:span><text:span text:style-name="T23">links</text:span><text:span text:style-name="T26">, kde provede validace, které nejsou zahrnuty v rámci XML schema, zejména rozsah hodnot pro </text:span><text:span text:style-name="T23">toggle_probability</text:span><text:span text:style-name="T26"> a verifikace default_route (link označený jako default_route musí být k danému network_node připojen </text:span><text:span text:style-name="T29">a dva network_node spojené linkem nesmí mít oba tento jako default</text:span><text:span text:style-name="T26">)</text:span></text:p>
      <text:p text:style-name="P53"><text:span text:style-name="T25">LoadSM načte atributy elementu </text:span><text:span text:style-name="T22">simulation</text:span><text:span text:style-name="T25"> a dále má cyklus přes potomky elementu </text:span><text:span text:style-name="T22">events</text:span><text:span text:style-name="T25">,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112">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32" text:outline-level="3">Storer</text:h>
      <text:p text:style-name="P54"><text:span text:style-name="T26">S</text:span><text:span text:style-name="T25">torer ukládá výsledky a v GUI vytvořený či modifikovaný model do XML souborů. Opět se používá knihovna (System.XML) a technologie DOM. </text:span></text:p>
      <text:p text:style-name="P55"><text:span text:style-name="T27">Metoda StoreRM jde přes typy a jména jednotlivých elementů simulace a vytváří příslušné XML elementy s údaji z ResultModelu. Následně parsuje trasy packetů, které se předávají skrz </text:span><text:soft-page-break/><text:span text:style-name="T27">ResultModel, nicméně </text:span><text:span text:style-name="T28">tam je</text:span><text:span text:style-name="T27"> pořád </text:span><text:span text:style-name="T28">uloženo </text:span><text:span text:style-name="T27">jen </text:span><text:span text:style-name="T65">LinkedList</text:span><text:span text:style-name="T62">&lt;</text:span><text:span text:style-name="T65">KeyValuePair</text:span><text:span text:style-name="T62">&lt;</text:span><text:span text:style-name="T66">string</text:span><text:span text:style-name="T62">,</text:span><text:span text:style-name="T66">int</text:span><text:span text:style-name="T62">&gt;&gt;[], </text:span>kt<text:span text:style-name="T64">eré se až zde přeformátuje do jednotlivých XML elementů.</text:span></text:p>
      <text:p text:style-name="P54">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33" text:outline-level="3">XMLIO - CLI Controller</text:h>
      <text:p text:style-name="P54"><text:span text:style-name="T27">T</text:span><text:span text:style-name="T25">řída XMLIO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3">neexistenci výstupního souboru</text:span><text:span text:style-name="T25">, jinak skončí s chybou.</text:span></text:p>
      <text:h text:style-name="P140" text:outline-level="2">GUI</text:h>
      <text:p text:style-name="P33"><text:span text:style-name="T15">Třídy: </text:span><text:span text:style-name="T4">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34" text:outline-level="3"><text:span text:style-name="T4">Hlavní obrazovka - </text:span><text:span text:style-name="T16">MainWindow</text:span></text:h>
      <text:p text:style-name="P56"><text:span text:style-name="T15">T</text:span><text:span text:style-name="T4">řída MainWindow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35" text:outline-level="3">Koncový uzel – EndNodeWidget</text:h>
      <text:p text:style-name="P120">EndNodeWidget se skládá ze tří widgetů: EndNodeParamWidget, EndNodeEventsWidget a EndNodeResultWidget. Sám EndNodeWidget poskytuje přístup k instancím podwidgetů.</text:p>
      <text:p text:style-name="P120">EndNodeParamWidget 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120">EndNodeEventsWidget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121"><text:soft-page-break/>EndNodeResultWidget zobrazuje výsledky EndNode. Metoda LoadParams se pokouší načíst výsledky z ResultModelu. Metoda InitLabels přepíše textové položky na „N/A“</text:p>
      <text:h text:style-name="P138" text:outline-level="3">Server – ServerNodeWidget</text:h>
      <text:p text:style-name="P57">ServerNodeWidget se skládá ze dvou widgetů: ServerNodeParamWidget a ServerNodeResultWidget. Sám ServerNodeWidget poskytuje přístup k instancím podwidgetů.</text:p>
      <text:p text:style-name="P57">ServerNodeParamWidget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7"><text:span text:style-name="T16">S</text:span><text:span text:style-name="T4">erverNodeResultWidget zobrazuje výsledky ServerNode. Metoda LoadParams se pokouší načíst výsledky z ResultModelu. Metoda InitLabels přepíše textové položky na „N/A“</text:span></text:p>
      <text:h text:style-name="P138" text:outline-level="3">Síťový prvek – NetworkNodeWidget</text:h>
      <text:p text:style-name="P57">NetworkNodeWidget se skládá ze dvou widgetů: NetworkNodeParamWidget a NetworkNodeResultWidget. Sám NetworkNodeWidget poskytuje přístup k instancím podwidgetů.</text:p>
      <text:p text:style-name="P57">NetworkNodeParamWidget 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7"><text:span text:style-name="T4">NetworkNodeResultWidget zobrazuje výsledky NetworkNode. Metoda LoadParams se pokouší načíst výsledky z ResultModelu. Metoda InitLabels přepíše textové položky na „N/A“</text:span> </text:p>
      <text:h text:style-name="P137" text:outline-level="3">Spoj – LinkWidget</text:h>
      <text:p text:style-name="P57"><text:span text:style-name="T4">Link</text:span><text:span text:style-name="T17">Widget se skládá ze dvou widgetů: </text:span><text:span text:style-name="T4">Link</text:span><text:span text:style-name="T17">ParamWidget a </text:span><text:span text:style-name="T4">Link</text:span><text:span text:style-name="T17">ResultWidget. Sám </text:span><text:span text:style-name="T4">Link</text:span><text:span text:style-name="T17">Widget poskytuje přístup k instancím podwidgetů.</text:span></text:p>
      <text:p text:style-name="P58"><text:span text:style-name="T4">Link</text:span><text:span text:style-name="T17">ParamWidget zobrazuje parametry </text:span><text:span text:style-name="T4">spoje</text:span><text:span text:style-name="T17">. Data se načítají metodou LoadParams, kde se předá odkaz na modely a jméno požadovaného </text:span><text:span text:style-name="T4">spoje</text:span><text:span text:style-name="T17">. Metoda načte data z modelů do příslušných polí </text:span><text:span text:style-name="T4">a také vygeneruje seznamy uzlů pro mož</text:span><text:span text:style-name="T18">nost změny v comboboxu. Po kliknutí na tlačítko Change se zkoumá, zda je změna proveditelná v kontextu omezení kladených v NetworkModelu na počty spojů u jednotlivých typů uzlů, tak na požadavky na jména </text:span><text:span text:style-name="T16">kladenými v XML Schématu modelu.</text:span></text:p>
      <text:p text:style-name="P122">NetworkNodeResultWidget zobrazuje výsledky NetworkNode. Metoda LoadParams se pokouší načíst výsledky z ResultModelu. Metoda InitLabels přepíše textové položky na „N/A“ </text:p>
      <text:h text:style-name="P136" text:outline-level="3">Trasy packetů – PacketTraceWidget</text:h>
      <text:p text:style-name="P59"><text:span text:style-name="T17">P</text:span><text:span text:style-name="T4">acketTraceWidget zobrazuje trasy packetů, zadaných uživatelem jako eventy </text:span><text:span text:style-name="T2">(na zobrazení náhodných packetů v GUI se pracuje)</text:span><text:span text:style-name="T60"> </text:span><text:span text:style-name="T61">ve formě „stromu“ - uživatel vidí zadané události a může je rozbalit pro zobrazení vlastní trasy. Data se načítají metodou Load, která bere jako parametr </text:span><text:soft-page-break/><text:span text:style-name="T61">ResultModel. Metodou Clear se výpis vyčistí, např. před spuštěním nového běhu simulace.</text:span></text:p>
      <text:h text:style-name="P137" text:outline-level="3">Dialogy</text:h>
      <text:p text:style-name="P18"><text:span text:style-name="T17">N</text:span><text:span text:style-name="T4">ewEventDialog</text:span><text:span text:style-name="T35"> se užije pro vytvoření nové předdefinované události. Kliknutím na OK se pokouší vložit událost do SimulationModelu.</text:span></text:p>
      <text:p text:style-name="P19"><text:span text:style-name="T4">NewLinkDialog</text:span><text:span text:style-name="T35">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9"><text:span text:style-name="T4">NewNodeDialog </text:span><text:span text:style-name="T35">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9"><text:span text:style-name="T4">SimulationParametersDialog</text:span><text:span text:style-name="T35"> se užije pro nastavení parametrů simulace: max hop a doba běhu.</text:span></text:p>
      <text:p text:style-name="P19"><text:span text:style-name="T4">AboutDialog </text:span><text:span text:style-name="T35">zobrazuje informace o aplikaci</text:span></text:p>
      <text:p text:style-name="P19"><text:span text:style-name="T35">Dále se místy generují </text:span><text:span text:style-name="T4">MessageDialog</text:span><text:span text:style-name="T35">y pro informování uživatele o chybě nebo dotazu před smazáním elementu či přepsáním souboru. V MainWindow se taktéž generují </text:span><text:span text:style-name="T4">FileChooserDialogy</text:span><text:span text:style-name="T35"> pro výběr souboru.</text:span></text:p>
      <text:h text:style-name="P141" text:outline-level="2"><text:span text:style-name="T4">Třída </text:span><text:span text:style-name="T17">P</text:span><text:span text:style-name="T4">rogram</text:span></text:h>
      <text:h text:style-name="P126" text:outline-level="1">Alternativní programová řešení</text:h>
      <text:p text:style-name="P23">Prvotní simulátor</text:p>
      <text:p text:style-name="P23"><text:span text:style-name="T63">(</text:span>Result<text:span text:style-name="T63">)</text:span>Model a DRY</text:p>
      <text:h text:style-name="P127" text:outline-level="1"><text:span text:style-name="T4">Reprezentace vstupních dat a jejich příprava – </text:span><text:span text:style-name="T19">XML I/O</text:span></text:h>
      <text:p text:style-name="P1">hierarchie element<text:span text:style-name="T70">ů</text:span></text:p>
      <text:list xml:id="list1762561296254605786" text:style-name="L7">
        <text:list-item>
          <text:p text:style-name="P91">simulation (ko<text:span text:style-name="T70">ř</text:span>enov<text:span text:style-name="T70">ý</text:span> element, pr<text:span text:style-name="T70">á</text:span>v<text:span text:style-name="T70">ě</text:span> jednou)</text:p>
          <text:list>
            <text:list-item>
              <text:p text:style-name="P91"><text:span text:style-name="T68">model</text:span> (pr<text:span text:style-name="T70">á</text:span>v<text:span text:style-name="T70">ě</text:span> jednou, <text:span text:style-name="T69">bez atributů</text:span>)</text:p>
              <text:list>
                <text:list-item>
                  <text:p text:style-name="P91">nodes (nejv<text:span text:style-name="T70">ýš</text:span>e jednou, <text:span text:style-name="T69">bez atributů</text:span>)</text:p>
                  <text:list>
                    <text:list-item>
                      <text:p text:style-name="P91">server (bez omezen<text:span text:style-name="T70">í</text:span>)</text:p>
                    </text:list-item>
                    <text:list-item>
                      <text:p text:style-name="P91">end (bez omezen<text:span text:style-name="T70">í</text:span>)</text:p>
                    </text:list-item>
                    <text:list-item>
                      <text:p text:style-name="P91">network (bez omezen<text:span text:style-name="T70">í</text:span>)</text:p>
                    </text:list-item>
                  </text:list>
                </text:list-item>
                <text:list-item>
                  <text:p text:style-name="P91">links (nejv<text:span text:style-name="T70">ýš</text:span>e jednou, <text:span text:style-name="T69">bez atributů</text:span>)</text:p>
                  <text:list>
                    <text:list-item>
                      <text:p text:style-name="P91">link (bez omezen<text:span text:style-name="T70">í</text:span>)</text:p>
                    </text:list-item>
                  </text:list>
                </text:list-item>
              </text:list>
            </text:list-item>
            <text:list-item>
              <text:p text:style-name="P91">events (nejv<text:span text:style-name="T70">ýš</text:span>e jednou, <text:span text:style-name="T69">bez atributů</text:span>)</text:p>
              <text:list>
                <text:list-item>
                  <text:p text:style-name="P92">event (alespo<text:span text:style-name="T70">ň</text:span> jednou)</text:p>
                </text:list-item>
              </text:list>
            </text:list-item>
          </text:list>
        </text:list-item>
      </text:list>
      <text:p text:style-name="P16">element simulation</text:p>
      <table:table table:name="Table2" table:style-name="Table2">
        <table:table-column table:style-name="Table2.A" table:number-columns-repeated="3"/>
        <table:table-column table:style-name="Table2.D"/>
        <table:table-row>
          <table:table-cell table:style-name="Table2.A1" office:value-type="string">
            <text:p text:style-name="P64">Jm<text:span text:style-name="T70">é</text:span>no atributu</text:p>
          </table:table-cell>
          <table:table-cell table:style-name="Table2.A1" office:value-type="string">
            <text:p text:style-name="P64">Hodnota</text:p>
          </table:table-cell>
          <table:table-cell table:style-name="Table2.A1" office:value-type="string">
            <text:p text:style-name="P64">Povinn<text:span text:style-name="T70">ý</text:span></text:p>
          </table:table-cell>
          <table:table-cell table:style-name="Table2.D1" office:value-type="string">
            <text:p text:style-name="P64">Popis</text:p>
          </table:table-cell>
        </table:table-row>
        <table:table-row>
          <table:table-cell table:style-name="Table2.A2" office:value-type="string">
            <text:p text:style-name="P66">time_run</text:p>
          </table:table-cell>
          <table:table-cell table:style-name="Table2.A2" office:value-type="string">
            <text:p text:style-name="P66">Nezaporne cele cislo</text:p>
          </table:table-cell>
          <table:table-cell table:style-name="Table2.A2" office:value-type="string">
            <text:p text:style-name="P66">ANO</text:p>
          </table:table-cell>
          <table:table-cell table:style-name="Table2.D2" office:value-type="string">
            <text:p text:style-name="P66">Doba b<text:span text:style-name="T70">ě</text:span>hu simulace</text:p>
          </table:table-cell>
        </table:table-row>
        <table:table-row>
          <table:table-cell table:style-name="Table2.A2" office:value-type="string">
            <text:p text:style-name="P66">max_hop</text:p>
          </table:table-cell>
          <table:table-cell table:style-name="Table2.A2" office:value-type="string">
            <text:p text:style-name="P66">Kladne cele cislo</text:p>
          </table:table-cell>
          <table:table-cell table:style-name="Table2.A2" office:value-type="string">
            <text:p text:style-name="P66">NE</text:p>
            <text:p text:style-name="P67">default: 30</text:p>
          </table:table-cell>
          <table:table-cell table:style-name="Table2.D2" office:value-type="string">
            <text:p text:style-name="P66">RFC 1058 (Routing information protocol)</text:p>
            <text:p text:style-name="P66">P<text:span text:style-name="T70">ř</text:span>es kolik uzl<text:span text:style-name="T70">ů</text:span> nejv<text:span text:style-name="T70">ýš</text:span>e m<text:span text:style-name="T70">ůž</text:span>e packet cestovat ne<text:span text:style-name="T70">ž</text:span> bude zahozen.</text:p>
          </table:table-cell>
        </table:table-row>
        <table:table-row>
          <table:table-cell table:style-name="Table2.A2" office:value-type="string">
            <text:p text:style-name="P67">version</text:p>
          </table:table-cell>
          <table:table-cell table:style-name="Table2.A2" office:value-type="string">
            <text:p text:style-name="P67">0.0<text:span text:style-name="T85">7</text:span></text:p>
          </table:table-cell>
          <table:table-cell table:style-name="Table2.A2" office:value-type="string">
            <text:p text:style-name="P67">ANO</text:p>
          </table:table-cell>
          <table:table-cell table:style-name="Table2.D2" office:value-type="string">
            <text:p text:style-name="P67">Fixn<text:span text:style-name="T70">í</text:span> parametr pro odli<text:span text:style-name="T70">š</text:span>en<text:span text:style-name="T70">í</text:span> jednotliv<text:span text:style-name="T70">ý</text:span>ch modifikac<text:span text:style-name="T70">í</text:span> sch<text:span text:style-name="T70">é</text:span>matu</text:p>
          </table:table-cell>
        </table:table-row>
        <table:table-row>
          <table:table-cell table:style-name="Table2.A2" office:value-type="string">
            <text:p text:style-name="P67">xmlns</text:p>
          </table:table-cell>
          <table:table-cell table:style-name="Table2.A2" office:value-type="string">
            <text:p text:style-name="P67">http://ms.mff.cuni.cz/~mansuroa/netsimul/model/v0</text:p>
          </table:table-cell>
          <table:table-cell table:style-name="Table2.A2" office:value-type="string">
            <text:p text:style-name="P67">ANO</text:p>
          </table:table-cell>
          <table:table-cell table:style-name="Table2.D2" office:value-type="string">
            <text:p text:style-name="P67"/>
          </table:table-cell>
        </table:table-row>
        <table:table-row>
          <table:table-cell table:style-name="Table2.A2" office:value-type="string">
            <text:p text:style-name="P67">xmlns:xsi</text:p>
          </table:table-cell>
          <table:table-cell table:style-name="Table2.A2" office:value-type="string">
            <text:p text:style-name="P67">http://www.w3.org/2001/XMLSchema-instance</text:p>
          </table:table-cell>
          <table:table-cell table:style-name="Table2.A2" office:value-type="string">
            <text:p text:style-name="P67">ANO</text:p>
          </table:table-cell>
          <table:table-cell table:style-name="Table2.D2" office:value-type="string">
            <text:p text:style-name="P67"/>
          </table:table-cell>
        </table:table-row>
        <table:table-row>
          <table:table-cell table:style-name="Table2.A2" office:value-type="string">
            <text:p text:style-name="P67">xsi:schemaLocation</text:p>
          </table:table-cell>
          <table:table-cell table:style-name="Table2.A2" office:value-type="string">
            <text:p text:style-name="P67">ttp://ms.mff.cuni.cz/~mansuroa/netsimul/model/v0 model.xsd</text:p>
          </table:table-cell>
          <table:table-cell table:style-name="Table2.A2" office:value-type="string">
            <text:p text:style-name="P67">ANO</text:p>
          </table:table-cell>
          <table:table-cell table:style-name="Table2.D2" office:value-type="string">
            <text:p text:style-name="P67">Um<text:span text:style-name="T70">í</text:span>st<text:span text:style-name="T70">ě</text:span>n<text:span text:style-name="T70">í</text:span> XML sch<text:span text:style-name="T70">é</text:span>matu</text:p>
          </table:table-cell>
        </table:table-row>
      </table:table>
      <text:p text:style-name="P7"><text:span text:style-name="T75">Příklad</text:span>:</text:p>
      <text:p text:style-name="P2">&lt;simulation time_run="5" max_hop=”15” version="0.0<text:span text:style-name="T70">6</text:span>" xmlns="http://ms.mff.cuni.cz/~mansuroa/netsimul/model/v0" xmlns:xsi="http://www.w3.org/2001/XMLSchema-instance" xsi:schemaLocation="http://ms.mff.cuni.cz/~mansuroa/netsimul/model/v0 model.xsd"&gt;</text:p>
      <text:p text:style-name="P9"/>
      <text:p text:style-name="P93">element server</text:p>
      <table:table table:name="Table3" table:style-name="Table3">
        <table:table-column table:style-name="Table3.A" table:number-columns-repeated="3"/>
        <table:table-column table:style-name="Table3.D"/>
        <table:table-row>
          <table:table-cell table:style-name="Table3.A1" office:value-type="string">
            <text:p text:style-name="P64">Jm<text:span text:style-name="T70">é</text:span>no atributu</text:p>
          </table:table-cell>
          <table:table-cell table:style-name="Table3.A1" office:value-type="string">
            <text:p text:style-name="P64">Hodnota</text:p>
          </table:table-cell>
          <table:table-cell table:style-name="Table3.A1" office:value-type="string">
            <text:p text:style-name="P64">Povinn<text:span text:style-name="T70">ý</text:span></text:p>
          </table:table-cell>
          <table:table-cell table:style-name="Table3.D1" office:value-type="string">
            <text:p text:style-name="P64">Popis</text:p>
          </table:table-cell>
        </table:table-row>
        <table:table-row>
          <table:table-cell table:style-name="Table3.A2" office:value-type="string">
            <text:p text:style-name="P67">name</text:p>
          </table:table-cell>
          <table:table-cell table:style-name="Table3.A2" office:value-type="string">
            <text:p text:style-name="P67"><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7"/>
            <text:p text:style-name="P67">unik<text:span text:style-name="T71">á</text:span>tn<text:span text:style-name="T71">í</text:span> pro v<text:span text:style-name="T71">š</text:span>echny podelementy elementu nodes</text:p>
          </table:table-cell>
          <table:table-cell table:style-name="Table3.A2" office:value-type="string">
            <text:p text:style-name="P67">ANO</text:p>
          </table:table-cell>
          <table:table-cell table:style-name="Table3.D2" office:value-type="string">
            <text:p text:style-name="P67">Jm<text:span text:style-name="T70">é</text:span>no serveru</text:p>
          </table:table-cell>
        </table:table-row>
        <table:table-row>
          <table:table-cell table:style-name="Table3.A2" office:value-type="string">
            <text:p text:style-name="P67">address</text:p>
          </table:table-cell>
          <table:table-cell table:style-name="Table3.A2" office:value-type="string">
            <text:p text:style-name="P67">nez<text:span text:style-name="T70">á</text:span>porn<text:span text:style-name="T70">é</text:span> cel<text:span text:style-name="T70">é</text:span> <text:span text:style-name="T70">čí</text:span>slo</text:p>
          </table:table-cell>
          <table:table-cell table:style-name="Table3.A2" office:value-type="string">
            <text:p text:style-name="P67">ANO</text:p>
          </table:table-cell>
          <table:table-cell table:style-name="Table3.D2" office:value-type="string">
            <text:p text:style-name="P67">S<text:span text:style-name="T70">íť</text:span>ov<text:span text:style-name="T70">á</text:span> adresa serveru</text:p>
          </table:table-cell>
        </table:table-row>
      </table:table>
      <text:p text:style-name="P3"><text:span text:style-name="T75">Příklad</text:span>:<text:tab/>&lt;server name="s1" address="1"/&gt;</text:p>
      <text:p text:style-name="P2"/>
      <text:p text:style-name="P100">element end</text:p>
      <table:table table:name="Table4" table:style-name="Table4">
        <table:table-column table:style-name="Table4.A" table:number-columns-repeated="3"/>
        <table:table-column table:style-name="Table4.D"/>
        <table:table-row>
          <table:table-cell table:style-name="Table4.A1" office:value-type="string">
            <text:p text:style-name="P64">Jm<text:span text:style-name="T70">é</text:span>no atributu</text:p>
          </table:table-cell>
          <table:table-cell table:style-name="Table4.A1" office:value-type="string">
            <text:p text:style-name="P64">Hodnota</text:p>
          </table:table-cell>
          <table:table-cell table:style-name="Table4.A1" office:value-type="string">
            <text:p text:style-name="P64">Povinn<text:span text:style-name="T70">ý</text:span></text:p>
          </table:table-cell>
          <table:table-cell table:style-name="Table4.D1" office:value-type="string">
            <text:p text:style-name="P64">Popis</text:p>
          </table:table-cell>
        </table:table-row>
        <table:table-row>
          <table:table-cell table:style-name="Table4.A2" office:value-type="string">
            <text:p text:style-name="P67">name</text:p>
          </table:table-cell>
          <table:table-cell table:style-name="Table4.A2" office:value-type="string">
            <text:p text:style-name="P67"><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7"/>
            <text:p text:style-name="P67">unik<text:span text:style-name="T71">á</text:span>tn<text:span text:style-name="T71">í</text:span> pro v<text:span text:style-name="T71">š</text:span>echny podelementy elementu nodes</text:p>
          </table:table-cell>
          <table:table-cell table:style-name="Table4.A2" office:value-type="string">
            <text:p text:style-name="P67">ANO</text:p>
          </table:table-cell>
          <table:table-cell table:style-name="Table4.D2" office:value-type="string">
            <text:p text:style-name="P67">Jm<text:span text:style-name="T70">é</text:span>no <text:span text:style-name="T72">koncového uzlu</text:span></text:p>
          </table:table-cell>
        </table:table-row>
        <table:table-row>
          <table:table-cell table:style-name="Table4.A2" office:value-type="string">
            <text:p text:style-name="P67">address</text:p>
          </table:table-cell>
          <table:table-cell table:style-name="Table4.A2" office:value-type="string">
            <text:p text:style-name="P67">nez<text:span text:style-name="T70">á</text:span>porn<text:span text:style-name="T70">é</text:span> cel<text:span text:style-name="T70">é</text:span> <text:span text:style-name="T70">čí</text:span>slo</text:p>
          </table:table-cell>
          <table:table-cell table:style-name="Table4.A2" office:value-type="string">
            <text:p text:style-name="P67">ANO</text:p>
          </table:table-cell>
          <table:table-cell table:style-name="Table4.D2" office:value-type="string">
            <text:p text:style-name="P67">S<text:span text:style-name="T70">íť</text:span>ov<text:span text:style-name="T70">á</text:span> adresa <text:span text:style-name="T73">koncového uzlu</text:span></text:p>
          </table:table-cell>
        </table:table-row>
        <table:table-row>
          <table:table-cell table:style-name="Table4.A2" office:value-type="string">
            <text:p text:style-name="P67">mps</text:p>
          </table:table-cell>
          <table:table-cell table:style-name="Table4.A2" office:value-type="string">
            <text:p text:style-name="P67">nez<text:span text:style-name="T70">á</text:span>porn<text:span text:style-name="T70">é</text:span> cel<text:span text:style-name="T70">é</text:span> <text:span text:style-name="T70">čí</text:span>slo</text:p>
          </table:table-cell>
          <table:table-cell table:style-name="Table4.A2" office:value-type="string">
            <text:p text:style-name="P67">NE</text:p>
          </table:table-cell>
          <table:table-cell table:style-name="Table4.D2" office:value-type="string">
            <text:p text:style-name="P67">Maxim<text:span text:style-name="T70">á</text:span>ln<text:span text:style-name="T70">í</text:span> velikost vygenerovan<text:span text:style-name="T70">é</text:span>ho packetu</text:p>
          </table:table-cell>
        </table:table-row>
        <table:table-row>
          <table:table-cell table:style-name="Table4.A2" office:value-type="string">
            <text:p text:style-name="P67">randomTalk</text:p>
          </table:table-cell>
          <table:table-cell table:style-name="Table4.A2" office:value-type="string">
            <text:p text:style-name="P68">true</text:p>
            <text:p text:style-name="P68">false</text:p>
          </table:table-cell>
          <table:table-cell table:style-name="Table4.A2" office:value-type="string">
            <text:p text:style-name="P67">NE</text:p>
            <text:p text:style-name="P67">default: false</text:p>
          </table:table-cell>
          <table:table-cell table:style-name="Table4.D2" office:value-type="string">
            <text:p text:style-name="P67">Komunikuje n<text:span text:style-name="T70">á</text:span>hodn<text:span text:style-name="T70">ě</text:span>?</text:p>
          </table:table-cell>
        </table:table-row>
      </table:table>
      <text:p text:style-name="P3"><text:span text:style-name="T75">Příklad</text:span>: &lt;end name="e1" address="2" mps="5" randomTalk="true" /&gt;</text:p>
      <text:p text:style-name="P98"/>
      <text:p text:style-name="P98"><text:span text:style-name="T67">element event</text:span></text:p>
      <table:table table:name="Table6" table:style-name="Table6">
        <table:table-column table:style-name="Table6.A" table:number-columns-repeated="3"/>
        <table:table-column table:style-name="Table6.D"/>
        <table:table-row>
          <table:table-cell table:style-name="Table6.A1" office:value-type="string">
            <text:p text:style-name="P144">Jm<text:span text:style-name="T70">é</text:span>no atributu</text:p>
          </table:table-cell>
          <table:table-cell table:style-name="Table6.A1" office:value-type="string">
            <text:p text:style-name="P144">Hodnota</text:p>
          </table:table-cell>
          <table:table-cell table:style-name="Table6.A1" office:value-type="string">
            <text:p text:style-name="P144">Povinn<text:span text:style-name="T70">ý</text:span></text:p>
          </table:table-cell>
          <table:table-cell table:style-name="Table6.D1" office:value-type="string">
            <text:p text:style-name="P144">Popis</text:p>
          </table:table-cell>
        </table:table-row>
        <table:table-row>
          <table:table-cell table:style-name="Table6.A2" office:value-type="string">
            <text:p text:style-name="P145">who</text:p>
          </table:table-cell>
          <table:table-cell table:style-name="Table6.A2" office:value-type="string">
            <text:p text:style-name="P145">Jm<text:span text:style-name="T75">é</text:span>no existuj<text:span text:style-name="T75">í</text:span>c<text:span text:style-name="T75">í</text:span>ho koncov<text:span text:style-name="T75">é</text:span>ho uzlu</text:p>
          </table:table-cell>
          <table:table-cell table:style-name="Table6.A2" office:value-type="string">
            <text:p text:style-name="P146">ANO</text:p>
          </table:table-cell>
          <table:table-cell table:style-name="Table6.D2" office:value-type="string">
            <text:p text:style-name="P146">Odes<text:span text:style-name="T75">í</text:span>latel packetu</text:p>
          </table:table-cell>
        </table:table-row>
        <table:table-row>
          <table:table-cell table:style-name="Table6.A2" office:value-type="string">
            <text:p text:style-name="P145">when</text:p>
          </table:table-cell>
          <table:table-cell table:style-name="Table6.A2" office:value-type="string">
            <text:p text:style-name="P145">Nez<text:span text:style-name="T75">á</text:span>porn<text:span text:style-name="T75">é</text:span> cel<text:span text:style-name="T75">é</text:span> <text:span text:style-name="T75">čí</text:span>slo</text:p>
          </table:table-cell>
          <table:table-cell table:style-name="Table6.A2" office:value-type="string">
            <text:p text:style-name="P146">ANO</text:p>
          </table:table-cell>
          <table:table-cell table:style-name="Table6.D2" office:value-type="string">
            <text:p text:style-name="P146"><text:span text:style-name="T75">Č</text:span>as vygenerov<text:span text:style-name="T75">á</text:span>n<text:span text:style-name="T75">í</text:span> packetu</text:p>
          </table:table-cell>
        </table:table-row>
        <table:table-row>
          <table:table-cell table:style-name="Table6.A2" office:value-type="string">
            <text:p text:style-name="P145">where</text:p>
          </table:table-cell>
          <table:table-cell table:style-name="Table6.A2" office:value-type="string">
            <text:p text:style-name="P145">Jm<text:span text:style-name="T75">é</text:span>no existuj<text:span text:style-name="T75">í</text:span>c<text:span text:style-name="T75">í</text:span>ho serveru</text:p>
          </table:table-cell>
          <table:table-cell table:style-name="Table6.A2" office:value-type="string">
            <text:p text:style-name="P146">ANO</text:p>
          </table:table-cell>
          <table:table-cell table:style-name="Table6.D2" office:value-type="string">
            <text:p text:style-name="P146">P<text:span text:style-name="T75">ří</text:span>jemce packetu</text:p>
          </table:table-cell>
        </table:table-row>
        <table:table-row>
          <table:table-cell table:style-name="Table6.A2" office:value-type="string">
            <text:p text:style-name="P145">size</text:p>
          </table:table-cell>
          <table:table-cell table:style-name="Table6.A2" office:value-type="string">
            <text:p text:style-name="P145">Nez<text:span text:style-name="T75">á</text:span>porn<text:span text:style-name="T75">é</text:span> desetinn<text:span text:style-name="T75">é</text:span> <text:span text:style-name="T75">čí</text:span>slo</text:p>
          </table:table-cell>
          <table:table-cell table:style-name="Table6.A2" office:value-type="string">
            <text:p text:style-name="P146">NE</text:p>
            <text:p text:style-name="P146">default: 1</text:p>
          </table:table-cell>
          <table:table-cell table:style-name="Table6.D2" office:value-type="string">
            <text:p text:style-name="P146">Velikost packetu</text:p>
          </table:table-cell>
        </table:table-row>
      </table:table>
      <text:p text:style-name="P97"><text:span text:style-name="T75">Příklad: </text:span>&lt;event who=”e1” when=”1” where=”sn1” size=”5” /&gt;</text:p>
      <text:p text:style-name="P103"><text:span text:style-name="T67">element network</text:span></text:p>
      <table:table table:name="Table5" table:style-name="Table5">
        <table:table-column table:style-name="Table5.A" table:number-columns-repeated="3"/>
        <table:table-column table:style-name="Table5.D"/>
        <table:table-row>
          <table:table-cell table:style-name="Table5.A1" office:value-type="string">
            <text:p text:style-name="P64">Jm<text:span text:style-name="T70">é</text:span>no atributu</text:p>
          </table:table-cell>
          <table:table-cell table:style-name="Table5.A1" office:value-type="string">
            <text:p text:style-name="P64">Hodnota</text:p>
          </table:table-cell>
          <table:table-cell table:style-name="Table5.A1" office:value-type="string">
            <text:p text:style-name="P64">Povinn<text:span text:style-name="T70">ý</text:span></text:p>
          </table:table-cell>
          <table:table-cell table:style-name="Table5.D1" office:value-type="string">
            <text:p text:style-name="P64">Popis</text:p>
          </table:table-cell>
        </table:table-row>
        <table:table-row>
          <table:table-cell table:style-name="Table5.A2" office:value-type="string">
            <text:p text:style-name="P67">name</text:p>
          </table:table-cell>
          <table:table-cell table:style-name="Table5.A2" office:value-type="string">
            <text:p text:style-name="P67"><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7"/>
            <text:p text:style-name="P67">unik<text:span text:style-name="T71">á</text:span>tn<text:span text:style-name="T71">í</text:span> pro v<text:span text:style-name="T71">š</text:span>echny podelementy elementu nodes</text:p>
          </table:table-cell>
          <table:table-cell table:style-name="Table5.A2" office:value-type="string">
            <text:p text:style-name="P69">ANO</text:p>
          </table:table-cell>
          <table:table-cell table:style-name="Table5.D2" office:value-type="string">
            <text:p text:style-name="P69">Jm<text:span text:style-name="T75">é</text:span>no s<text:span text:style-name="T75">íť</text:span>ov<text:span text:style-name="T75">é</text:span>ho prvku</text:p>
          </table:table-cell>
        </table:table-row>
        <table:table-row>
          <table:table-cell table:style-name="Table5.A2" office:value-type="string">
            <text:p text:style-name="P71">default</text:p>
          </table:table-cell>
          <table:table-cell table:style-name="Table5.A2" office:value-type="string">
            <text:p text:style-name="P71">Hodnota atributu name existuj<text:span text:style-name="T75">í</text:span>c<text:span text:style-name="T75">í</text:span>ho elementu link</text:p>
          </table:table-cell>
          <table:table-cell table:style-name="Table5.A2" office:value-type="string">
            <text:p text:style-name="P71">ANO</text:p>
          </table:table-cell>
          <table:table-cell table:style-name="Table5.D2" office:value-type="string">
            <text:p text:style-name="P71">V<text:span text:style-name="T75">ý</text:span>choz<text:span text:style-name="T75">í</text:span> br<text:span text:style-name="T75">á</text:span>na. S<text:span text:style-name="T75">íť</text:span>ov<text:span text:style-name="T75">ý</text:span> prvek bude t<text:span text:style-name="T75">í</text:span>mto spojem sm<text:span text:style-name="T75">ě</text:span>rovat packety, pro kter<text:span text:style-name="T75">é</text:span> nezn<text:span text:style-name="T75">á</text:span> jinou trasu.</text:p>
            <text:p text:style-name="P71">Jm<text:span text:style-name="T75">é</text:span>no existuj<text:span text:style-name="T75">í</text:span>c<text:span text:style-name="T75">í</text:span>ho linku, kter<text:span text:style-name="T75">ý</text:span> je p<text:span text:style-name="T75">ř</text:span>ipojen k tomuto s<text:span text:style-name="T75">íť</text:span>ov<text:span text:style-name="T75">é</text:span>mu prvku. Pokud je druh<text:span text:style-name="T75">ý</text:span> prvek linku tak<text:span text:style-name="T75">é</text:span> s<text:span text:style-name="T75">íť</text:span>ov<text:span text:style-name="T75">ý</text:span> prvek, nesm<text:span text:style-name="T75">í</text:span> m<text:span text:style-name="T75">í</text:span>t jako default stejny link.</text:p>
          </table:table-cell>
        </table:table-row>
        <table:table-row>
          <table:table-cell table:style-name="Table5.A2" office:value-type="string">
            <text:p text:style-name="P143">update</text:p>
          </table:table-cell>
          <table:table-cell table:style-name="Table5.A2" office:value-type="string">
            <text:p text:style-name="P143">Kladné celé číslo</text:p>
          </table:table-cell>
          <table:table-cell table:style-name="Table5.A2" office:value-type="string">
            <text:p text:style-name="P143">NE</text:p>
            <text:p text:style-name="P143">default: 3</text:p>
          </table:table-cell>
          <table:table-cell table:style-name="Table5.D2" office:value-type="string">
            <text:p text:style-name="P143">Hodnota časovače UPDATE</text:p>
          </table:table-cell>
        </table:table-row>
        <table:table-row>
          <table:table-cell table:style-name="Table5.A2" office:value-type="string">
            <text:p text:style-name="P143">expiry</text:p>
          </table:table-cell>
          <table:table-cell table:style-name="Table5.A2" office:value-type="string">
            <text:p text:style-name="P143">Kladné celé číslo</text:p>
          </table:table-cell>
          <table:table-cell table:style-name="Table5.A2" office:value-type="string">
            <text:p text:style-name="P143">NE</text:p>
            <text:p text:style-name="P143">default: 3</text:p>
          </table:table-cell>
          <table:table-cell table:style-name="Table5.D2" office:value-type="string">
            <text:p text:style-name="P143">Hodnota časovače EXPIRY</text:p>
          </table:table-cell>
        </table:table-row>
        <table:table-row>
          <table:table-cell table:style-name="Table5.A2" office:value-type="string">
            <text:p text:style-name="P143">flush</text:p>
          </table:table-cell>
          <table:table-cell table:style-name="Table5.A2" office:value-type="string">
            <text:p text:style-name="P143">Kladné celé číslo, větší než hodnota expiry</text:p>
          </table:table-cell>
          <table:table-cell table:style-name="Table5.A2" office:value-type="string">
            <text:p text:style-name="P143">NE</text:p>
            <text:p text:style-name="P143">default: 6</text:p>
          </table:table-cell>
          <table:table-cell table:style-name="Table5.D2" office:value-type="string">
            <text:p text:style-name="P143">Hodnota časovače FLUSH. Pokud bude nastaveno expiry na vyšší než 6 a nebude nastaven flush, při načítání se flush nastaví na expiry+1</text:p>
          </table:table-cell>
        </table:table-row>
      </table:table>
      <text:p text:style-name="P4"/>
      <text:p text:style-name="P4"><text:span text:style-name="T75">Příklad:</text:span> &lt;network name="n1" <text:span text:style-name="T74">default=”l1” </text:span>/&gt;</text:p>
      <text:p text:style-name="P102"/>
      <text:p text:style-name="P99"><text:span text:style-name="T67">element link</text:span></text:p>
      <table:table table:name="Table7" table:style-name="Table7">
        <table:table-column table:style-name="Table7.A" table:number-columns-repeated="3"/>
        <table:table-column table:style-name="Table7.D"/>
        <table:table-row>
          <table:table-cell table:style-name="Table7.A1" office:value-type="string">
            <text:p text:style-name="P65">Jmeno atributu</text:p>
          </table:table-cell>
          <table:table-cell table:style-name="Table7.A1" office:value-type="string">
            <text:p text:style-name="P65">Hodnota</text:p>
          </table:table-cell>
          <table:table-cell table:style-name="Table7.A1" office:value-type="string">
            <text:p text:style-name="P65">Povinny</text:p>
          </table:table-cell>
          <table:table-cell table:style-name="Table7.D1" office:value-type="string">
            <text:p text:style-name="P65">Popis</text:p>
          </table:table-cell>
        </table:table-row>
        <table:table-row>
          <table:table-cell table:style-name="Table7.A2" office:value-type="string">
            <text:p text:style-name="P70">name</text:p>
          </table:table-cell>
          <table:table-cell table:style-name="Table7.A2" office:value-type="string">
            <text:p text:style-name="P67"><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7"/>
            <text:p text:style-name="P67">unik<text:span text:style-name="T71">á</text:span>tn<text:span text:style-name="T71">í</text:span> pro <text:span text:style-name="T75">elementy link</text:span></text:p>
          </table:table-cell>
          <table:table-cell table:style-name="Table7.A2" office:value-type="string">
            <text:p text:style-name="P70">ANO</text:p>
          </table:table-cell>
          <table:table-cell table:style-name="Table7.D2" office:value-type="string">
            <text:p text:style-name="P70">Jm<text:span text:style-name="T75">é</text:span>no spoje</text:p>
          </table:table-cell>
        </table:table-row>
        <table:table-row table:style-name="Table7.3">
          <table:table-cell table:style-name="Table7.A2" office:value-type="string">
            <text:p text:style-name="P70">node1</text:p>
          </table:table-cell>
          <table:table-cell table:style-name="Table7.A2" table:number-rows-spanned="2" office:value-type="string">
            <text:p text:style-name="P70">Hodnota atributu name n<text:span text:style-name="T75">ě</text:span>kter<text:span text:style-name="T75">é</text:span>ho existuj<text:span text:style-name="T75">í</text:span>c<text:span text:style-name="T75">í</text:span>ho podelementu elementu nodes</text:p>
          </table:table-cell>
          <table:table-cell table:style-name="Table7.A2" table:number-rows-spanned="2" office:value-type="string">
            <text:p text:style-name="P70">ANO</text:p>
          </table:table-cell>
          <table:table-cell table:style-name="Table7.D2" table:number-rows-spanned="2" office:value-type="string">
            <text:p text:style-name="P70">Spojovan<text:span text:style-name="T75">é</text:span> uzly (na po<text:span text:style-name="T75">ř</text:span>ad<text:span text:style-name="T75">í</text:span> nez<text:span text:style-name="T75">á</text:span>le<text:span text:style-name="T75">ží</text:span>)</text:p>
            <text:p text:style-name="P70">Server a koncov<text:span text:style-name="T75">ý</text:span> uzel m<text:span text:style-name="T75">ůž</text:span>e b<text:span text:style-name="T75">ý</text:span>t spojen nejv<text:span text:style-name="T75">ýš</text:span>e s jednim dal<text:span text:style-name="T75">ší</text:span>m uzlem. S<text:span text:style-name="T75">íť</text:span>ov<text:span text:style-name="T75">ý</text:span> prvek nem<text:span text:style-name="T75">á</text:span> omezen<text:span text:style-name="T75">í</text:span> na po<text:span text:style-name="T75">č</text:span>et spoj<text:span text:style-name="T75">ů</text:span>.</text:p>
          </table:table-cell>
        </table:table-row>
        <table:table-row>
          <table:table-cell table:style-name="Table7.A2" office:value-type="string">
            <text:p text:style-name="P70">node2</text:p>
          </table:table-cell>
          <table:covered-table-cell/>
          <table:covered-table-cell/>
          <table:covered-table-cell/>
        </table:table-row>
        <table:table-row>
          <table:table-cell table:style-name="Table7.A2" office:value-type="string">
            <text:p text:style-name="P70">capacity</text:p>
          </table:table-cell>
          <table:table-cell table:style-name="Table7.A2" office:value-type="string">
            <text:p text:style-name="P70">Nez<text:span text:style-name="T75">á</text:span>porn<text:span text:style-name="T75">é</text:span> cel<text:span text:style-name="T75">é</text:span> <text:span text:style-name="T75">čí</text:span>slo</text:p>
          </table:table-cell>
          <table:table-cell table:style-name="Table7.A2" office:value-type="string">
            <text:p text:style-name="P70">ANO</text:p>
          </table:table-cell>
          <table:table-cell table:style-name="Table7.D2" office:value-type="string">
            <text:p text:style-name="P70">Kolik jednotek dat doprav<text:span text:style-name="T75">í</text:span> spoj za jednotku <text:span text:style-name="T75">č</text:span>asu</text:p>
          </table:table-cell>
        </table:table-row>
        <table:table-row>
          <table:table-cell table:style-name="Table7.A2" office:value-type="string">
            <text:p text:style-name="P70">toggle_probability</text:p>
          </table:table-cell>
          <table:table-cell table:style-name="Table7.A2" office:value-type="string">
            <text:p text:style-name="P70">Desetinn<text:span text:style-name="T75">é</text:span> <text:span text:style-name="T75">čí</text:span>slo v rozsahu 0.0 az 1.0 vcetne</text:p>
          </table:table-cell>
          <table:table-cell table:style-name="Table7.A2" office:value-type="string">
            <text:p text:style-name="P70">ANO</text:p>
          </table:table-cell>
          <table:table-cell table:style-name="Table7.D2" office:value-type="string">
            <text:p text:style-name="P70">Pravd<text:span text:style-name="T75">ě</text:span>podobnost, <text:span text:style-name="T75">ž</text:span>e dojde k v<text:span text:style-name="T75">ý</text:span>padku/obnoven<text:span text:style-name="T75">í</text:span> spoje</text:p>
          </table:table-cell>
        </table:table-row>
      </table:table>
      <text:p text:style-name="P4"/>
      <text:p text:style-name="P4">Priklad: &lt;link name="l1" node1="s1" node2="n1" capacity="5" toggle_probability="0.0" /&gt;</text:p>
      <text:p text:style-name="P4"/>
      <text:p text:style-name="P101">Příklad vstupu</text:p>
      <text:p text:style-name="P8">&lt;simulation time_run="5" version="0.0<text:span text:style-name="T76">6</text:span>" xmlns="http://ms.mff.cuni.cz/~mansuroa/netsimul/model/v0" xmlns:xsi="http://www.w3.org/2001/XMLSchema-instance" xsi:schemaLocation="http://ms.mff.cuni.cz/~mansuroa/netsimul/model/v0 model.xsd"&gt;</text:p>
      <text:p text:style-name="P8"><text:tab/>&lt;<text:span text:style-name="T68">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77">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77">&lt;events&gt;</text:span></text:p>
      <text:p text:style-name="P8"><text:tab/><text:tab/><text:tab/><text:span text:style-name="T77">&lt;event who=”e1” when=”1” where=”s1” size=”3” /&gt;</text:span></text:p>
      <text:p text:style-name="P8"><text:tab/><text:tab/><text:span text:style-name="T77">&lt;/events&gt;</text:span></text:p>
      <text:p text:style-name="P8"><text:tab/>&lt;/<text:span text:style-name="T68">model</text:span>&gt;</text:p>
      <text:p text:style-name="P6">&lt;/simulation&gt;</text:p>
      <text:h text:style-name="P126" text:outline-level="1">Reprezentace výstupních dat a jejich interpretace</text:h>
      <text:p text:style-name="P12">hierarchie element<text:span text:style-name="T78">ů</text:span></text:p>
      <text:list xml:id="list5889798813845730274" text:style-name="L8">
        <text:list-item>
          <text:p text:style-name="P94">simulation (atribut version=”0.0<text:span text:style-name="T78">6</text:span>”)</text:p>
          <text:list>
            <text:list-item>
              <text:p text:style-name="P94">result (bez atribut<text:span text:style-name="T78">ů</text:span>)</text:p>
              <text:list>
                <text:list-item>
                  <text:p text:style-name="P94">endNodes (bez atribut<text:span text:style-name="T78">ů</text:span>)</text:p>
                  <text:list>
                    <text:list-item>
                      <text:p text:style-name="P94">endNode</text:p>
                    </text:list-item>
                  </text:list>
                </text:list-item>
                <text:list-item>
                  <text:p text:style-name="P94">serverNodes (bez atribut<text:span text:style-name="T78">ů</text:span>)</text:p>
                  <text:list>
                    <text:list-item>
                      <text:p text:style-name="P94">serverNode</text:p>
                    </text:list-item>
                  </text:list>
                </text:list-item>
                <text:list-item>
                  <text:p text:style-name="P94">networkNodes (bez atribut<text:span text:style-name="T78">ů</text:span>)</text:p>
                  <text:list>
                    <text:list-item>
                      <text:p text:style-name="P94">networkNode</text:p>
                    </text:list-item>
                  </text:list>
                </text:list-item>
                <text:list-item>
                  <text:p text:style-name="P94">links (bez atribut<text:span text:style-name="T78">ů</text:span>)</text:p>
                  <text:list>
                    <text:list-item>
                      <text:p text:style-name="P94">link</text:p>
                    </text:list-item>
                  </text:list>
                </text:list-item>
                <text:list-item>
                  <text:p text:style-name="P95">packetTraces (bez atribut<text:span text:style-name="T78">ů</text:span>)</text:p>
                  <text:list>
                    <text:list-item>
                      <text:p text:style-name="P95">packet (bez atribut<text:span text:style-name="T78">ů</text:span>)<text:tab/></text:p>
                      <text:list>
                        <text:list-item>
                          <text:p text:style-name="P96">step</text:p>
                        </text:list-item>
                      </text:list>
                    </text:list-item>
                  </text:list>
                </text:list-item>
              </text:list>
            </text:list-item>
          </text:list>
        </text:list-item>
      </text:list>
      <text:p text:style-name="P12">element endNode</text:p>
      <table:table table:name="Table8" table:style-name="Table8">
        <table:table-column table:style-name="Table8.A" table:number-columns-repeated="3"/>
        <table:table-row>
          <table:table-cell table:style-name="Table8.A1" office:value-type="string">
            <text:p text:style-name="P73">Jm<text:span text:style-name="T78">é</text:span>no atributu</text:p>
          </table:table-cell>
          <table:table-cell table:style-name="Table8.A1" office:value-type="string">
            <text:p text:style-name="P73">Typ</text:p>
          </table:table-cell>
          <table:table-cell table:style-name="Table8.C1" office:value-type="string">
            <text:p text:style-name="P73">Popis</text:p>
          </table:table-cell>
        </table:table-row>
        <table:table-row>
          <table:table-cell table:style-name="Table8.A2" office:value-type="string">
            <text:p text:style-name="P76">name</text:p>
          </table:table-cell>
          <table:table-cell table:style-name="Table8.A2" office:value-type="string">
            <text:p text:style-name="P76">String</text:p>
          </table:table-cell>
          <table:table-cell table:style-name="Table8.C2" office:value-type="string">
            <text:p text:style-name="P76">Jm<text:span text:style-name="T78">é</text:span>no koncov<text:span text:style-name="T78">é</text:span>ho uzlu</text:p>
          </table:table-cell>
        </table:table-row>
        <table:table-row>
          <table:table-cell table:style-name="Table8.A2" office:value-type="string">
            <text:p text:style-name="P76">address</text:p>
          </table:table-cell>
          <table:table-cell table:style-name="Table8.A2" office:value-type="string">
            <text:p text:style-name="P82">Nez<text:span text:style-name="T75">á</text:span>porn<text:span text:style-name="T75">é</text:span> cel<text:span text:style-name="T75">é</text:span> <text:span text:style-name="T75">čí</text:span>slo</text:p>
          </table:table-cell>
          <table:table-cell table:style-name="Table8.C2" office:value-type="string">
            <text:p text:style-name="P76">S<text:span text:style-name="T78">íť</text:span>ov<text:span text:style-name="T81">á</text:span> adresa koncov<text:span text:style-name="T81">é</text:span>ho uzlu</text:p>
          </table:table-cell>
        </table:table-row>
        <table:table-row>
          <table:table-cell table:style-name="Table8.A2" office:value-type="string">
            <text:p text:style-name="P76">packetsSent</text:p>
          </table:table-cell>
          <table:table-cell table:style-name="Table8.A2" office:value-type="string">
            <text:p text:style-name="P82">Nez<text:span text:style-name="T75">á</text:span>porn<text:span text:style-name="T75">é</text:span> cel<text:span text:style-name="T75">é</text:span> <text:span text:style-name="T75">čí</text:span>slo</text:p>
          </table:table-cell>
          <table:table-cell table:style-name="Table8.C2" office:value-type="string">
            <text:p text:style-name="P76">Po<text:span text:style-name="T81">č</text:span>et odeslan<text:span text:style-name="T81">ý</text:span>ch packet<text:span text:style-name="T81">ů</text:span></text:p>
          </table:table-cell>
        </table:table-row>
        <table:table-row>
          <table:table-cell table:style-name="Table8.A2" office:value-type="string">
            <text:p text:style-name="P76">packetsReceived</text:p>
          </table:table-cell>
          <table:table-cell table:style-name="Table8.A2" office:value-type="string">
            <text:p text:style-name="P82">Nez<text:span text:style-name="T75">á</text:span>porn<text:span text:style-name="T75">é</text:span> cel<text:span text:style-name="T75">é</text:span> <text:span text:style-name="T75">čí</text:span>slo</text:p>
          </table:table-cell>
          <table:table-cell table:style-name="Table8.C2" office:value-type="string">
            <text:p text:style-name="P76">Po<text:span text:style-name="T81">č</text:span>et p<text:span text:style-name="T81">ř</text:span>ijat<text:span text:style-name="T81">ý</text:span>ch packet<text:span text:style-name="T81">ů</text:span></text:p>
          </table:table-cell>
        </table:table-row>
        <table:table-row>
          <table:table-cell table:style-name="Table8.A2" office:value-type="string">
            <text:p text:style-name="P81">packetsMisrouted</text:p>
          </table:table-cell>
          <table:table-cell table:style-name="Table8.A2" office:value-type="string">
            <text:p text:style-name="P82">Nez<text:span text:style-name="T75">á</text:span>porn<text:span text:style-name="T75">é</text:span> cel<text:span text:style-name="T75">é</text:span> <text:span text:style-name="T75">čí</text:span>slo</text:p>
          </table:table-cell>
          <table:table-cell table:style-name="Table8.C2" office:value-type="string">
            <text:p text:style-name="P76">Po<text:span text:style-name="T81">č</text:span>et p<text:span text:style-name="T81">ř</text:span>ijat<text:span text:style-name="T81">ý</text:span>ch packet<text:span text:style-name="T81">ů</text:span> ur<text:span text:style-name="T81">č</text:span>en<text:span text:style-name="T81">ý</text:span>ch jin<text:span text:style-name="T81">é</text:span>mu uzlu</text:p>
          </table:table-cell>
        </table:table-row>
        <table:table-row>
          <table:table-cell table:style-name="Table8.A2" office:value-type="string">
            <text:p text:style-name="P76">percentTimeIdle</text:p>
          </table:table-cell>
          <table:table-cell table:style-name="Table8.A2" office:value-type="string">
            <text:p text:style-name="P77">Desetinn<text:span text:style-name="T78">é</text:span> <text:span text:style-name="T78">čí</text:span>slo</text:p>
          </table:table-cell>
          <table:table-cell table:style-name="Table8.C2" office:value-type="string">
            <text:p text:style-name="P77">Kolik <text:span text:style-name="T80">procent č</text:span>asu uzel nic ned<text:span text:style-name="T81">ě</text:span>lal</text:p>
          </table:table-cell>
        </table:table-row>
        <table:table-row>
          <table:table-cell table:style-name="Table8.A2" office:value-type="string">
            <text:p text:style-name="P77">averageWaitTime</text:p>
          </table:table-cell>
          <table:table-cell table:style-name="Table8.A2" office:value-type="string">
            <text:p text:style-name="P77">Desetinn<text:span text:style-name="T78">é</text:span> <text:span text:style-name="T78">čí</text:span>slo</text:p>
          </table:table-cell>
          <table:table-cell table:style-name="Table8.C2" office:value-type="string">
            <text:p text:style-name="P77">Prum<text:span text:style-name="T81">ě</text:span>rn<text:span text:style-name="T81">á</text:span> doba nicned<text:span text:style-name="T81">ě</text:span>l<text:span text:style-name="T81">á</text:span>n<text:span text:style-name="T81">í</text:span></text:p>
          </table:table-cell>
        </table:table-row>
        <table:table-row>
          <table:table-cell table:style-name="Table8.A2" office:value-type="string">
            <text:p text:style-name="P77">averagePacketSize</text:p>
          </table:table-cell>
          <table:table-cell table:style-name="Table8.A2" office:value-type="string">
            <text:p text:style-name="P77">Desetinn<text:span text:style-name="T78">é</text:span> <text:span text:style-name="T78">čí</text:span>slo</text:p>
          </table:table-cell>
          <table:table-cell table:style-name="Table8.C2" office:value-type="string">
            <text:p text:style-name="P77">Pr<text:span text:style-name="T81">ů</text:span>m<text:span text:style-name="T81">ě</text:span>rn<text:span text:style-name="T81">ý</text:span> po<text:span text:style-name="T81">č</text:span>et jednotek dat na odeslany packet</text:p>
          </table:table-cell>
        </table:table-row>
      </table:table>
      <text:p text:style-name="P10"/>
      <text:p text:style-name="P13"><text:soft-page-break/>element serverNode</text:p>
      <table:table table:name="Table9" table:style-name="Table9">
        <table:table-column table:style-name="Table9.A" table:number-columns-repeated="3"/>
        <table:table-row>
          <table:table-cell table:style-name="Table9.A1" office:value-type="string">
            <text:p text:style-name="P73">Jm<text:span text:style-name="T78">é</text:span>no atributu</text:p>
          </table:table-cell>
          <table:table-cell table:style-name="Table9.A1" office:value-type="string">
            <text:p text:style-name="P73">Typ</text:p>
          </table:table-cell>
          <table:table-cell table:style-name="Table9.C1" office:value-type="string">
            <text:p text:style-name="P73">Popis</text:p>
          </table:table-cell>
        </table:table-row>
        <table:table-row>
          <table:table-cell table:style-name="Table9.A2" office:value-type="string">
            <text:p text:style-name="P78">name</text:p>
          </table:table-cell>
          <table:table-cell table:style-name="Table9.A2" office:value-type="string">
            <text:p text:style-name="P78">String</text:p>
          </table:table-cell>
          <table:table-cell table:style-name="Table9.C2" office:value-type="string">
            <text:p text:style-name="P86">Jm<text:span text:style-name="T81">é</text:span>no serveru</text:p>
          </table:table-cell>
        </table:table-row>
        <table:table-row>
          <table:table-cell table:style-name="Table9.A2" office:value-type="string">
            <text:p text:style-name="P78">address</text:p>
          </table:table-cell>
          <table:table-cell table:style-name="Table9.A2" office:value-type="string">
            <text:p text:style-name="P83">Nez<text:span text:style-name="T75">á</text:span>porn<text:span text:style-name="T75">é</text:span> cel<text:span text:style-name="T75">é</text:span> <text:span text:style-name="T75">čí</text:span>slo</text:p>
          </table:table-cell>
          <table:table-cell table:style-name="Table9.C2" office:value-type="string">
            <text:p text:style-name="P86">S<text:span text:style-name="T81">íť</text:span>ov<text:span text:style-name="T81">á</text:span> adresa serveru</text:p>
          </table:table-cell>
        </table:table-row>
        <table:table-row>
          <table:table-cell table:style-name="Table9.A2" office:value-type="string">
            <text:p text:style-name="P78">packetsProcessed</text:p>
          </table:table-cell>
          <table:table-cell table:style-name="Table9.A2" office:value-type="string">
            <text:p text:style-name="P83">Nez<text:span text:style-name="T75">á</text:span>porn<text:span text:style-name="T75">é</text:span> cel<text:span text:style-name="T75">é</text:span> <text:span text:style-name="T75">čí</text:span>slo</text:p>
          </table:table-cell>
          <table:table-cell table:style-name="Table9.C2" office:value-type="string">
            <text:p text:style-name="P86">Po<text:span text:style-name="T81">č</text:span>et zpracov<text:span text:style-name="T81">a</text:span>n<text:span text:style-name="T81">ý</text:span>ch packet<text:span text:style-name="T81">ů</text:span></text:p>
          </table:table-cell>
        </table:table-row>
        <table:table-row>
          <table:table-cell table:style-name="Table9.A2" office:value-type="string">
            <text:p text:style-name="P78">packetsM<text:span text:style-name="T81">isrouted</text:span></text:p>
          </table:table-cell>
          <table:table-cell table:style-name="Table9.A2" office:value-type="string">
            <text:p text:style-name="P83">Nez<text:span text:style-name="T75">á</text:span>porn<text:span text:style-name="T75">é</text:span> cel<text:span text:style-name="T75">é</text:span> <text:span text:style-name="T75">čí</text:span>slo</text:p>
          </table:table-cell>
          <table:table-cell table:style-name="Table9.C2" office:value-type="string">
            <text:p text:style-name="P86">Po<text:span text:style-name="T81">č</text:span>et p<text:span text:style-name="T81">ř</text:span>ijat<text:span text:style-name="T81">ý</text:span>ch packet<text:span text:style-name="T81">ů</text:span> ur<text:span text:style-name="T81">č</text:span>en<text:span text:style-name="T81">ý</text:span>ch jin<text:span text:style-name="T81">é</text:span>mu uzlu</text:p>
          </table:table-cell>
        </table:table-row>
        <table:table-row>
          <table:table-cell table:style-name="Table9.A2" office:value-type="string">
            <text:p text:style-name="P78">timeWaited</text:p>
          </table:table-cell>
          <table:table-cell table:style-name="Table9.A2" office:value-type="string">
            <text:p text:style-name="P83">Nez<text:span text:style-name="T75">á</text:span>porn<text:span text:style-name="T75">é</text:span> cel<text:span text:style-name="T75">é</text:span> <text:span text:style-name="T75">čí</text:span>slo</text:p>
          </table:table-cell>
          <table:table-cell table:style-name="Table9.C2" office:value-type="string">
            <text:p text:style-name="P86">Kolik <text:span text:style-name="T81">č</text:span>asu uzel nic ned<text:span text:style-name="T81">ě</text:span>lal</text:p>
          </table:table-cell>
        </table:table-row>
        <table:table-row>
          <table:table-cell table:style-name="Table9.A2" office:value-type="string">
            <text:p text:style-name="P78">percentTimeIdle</text:p>
          </table:table-cell>
          <table:table-cell table:style-name="Table9.A2" office:value-type="string">
            <text:p text:style-name="P78">Desetinn<text:span text:style-name="T78">é</text:span> <text:span text:style-name="T78">čí</text:span>slo</text:p>
          </table:table-cell>
          <table:table-cell table:style-name="Table9.C2" office:value-type="string">
            <text:p text:style-name="P86">Kolik procent <text:span text:style-name="T81">č</text:span>asu uzel nic ned<text:span text:style-name="T81">ě</text:span>lal</text:p>
          </table:table-cell>
        </table:table-row>
        <table:table-row>
          <table:table-cell table:style-name="Table9.A2" office:value-type="string">
            <text:p text:style-name="P78">averageWaitTime</text:p>
          </table:table-cell>
          <table:table-cell table:style-name="Table9.A2" office:value-type="string">
            <text:p text:style-name="P78">Desetinn<text:span text:style-name="T78">é</text:span> <text:span text:style-name="T78">čí</text:span>slo</text:p>
          </table:table-cell>
          <table:table-cell table:style-name="Table9.C2" office:value-type="string">
            <text:p text:style-name="P86">Pr<text:span text:style-name="T81">ů</text:span>m<text:span text:style-name="T81">ě</text:span>rn<text:span text:style-name="T81">á</text:span> doba nicned<text:span text:style-name="T81">ě</text:span>l<text:span text:style-name="T81">á</text:span>n<text:span text:style-name="T81">í</text:span></text:p>
          </table:table-cell>
        </table:table-row>
      </table:table>
      <text:p text:style-name="P14"/>
      <text:p text:style-name="P14">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73">Jm<text:span text:style-name="T78">é</text:span>no atributu</text:p>
          </table:table-cell>
          <table:table-cell table:style-name="Table10.A1" office:value-type="string">
            <text:p text:style-name="P73">Typ</text:p>
          </table:table-cell>
          <table:table-cell table:style-name="Table10.C1" office:value-type="string">
            <text:p text:style-name="P73">Popis</text:p>
          </table:table-cell>
        </table:table-row>
        <table:table-row>
          <table:table-cell table:style-name="Table10.A2" office:value-type="string">
            <text:p text:style-name="P79">name</text:p>
          </table:table-cell>
          <table:table-cell table:style-name="Table10.A2" office:value-type="string">
            <text:p text:style-name="P79">String</text:p>
          </table:table-cell>
          <table:table-cell table:style-name="Table10.C2" office:value-type="string">
            <text:p text:style-name="P87">Jm<text:span text:style-name="T82">é</text:span>no s<text:span text:style-name="T82">íť</text:span>ov<text:span text:style-name="T82">é</text:span>ho prvku</text:p>
          </table:table-cell>
        </table:table-row>
        <table:table-row>
          <table:table-cell table:style-name="Table10.A2" office:value-type="string">
            <text:p text:style-name="P79">packetsProcessed</text:p>
          </table:table-cell>
          <table:table-cell table:style-name="Table10.A2" office:value-type="string">
            <text:p text:style-name="P84">Nez<text:span text:style-name="T75">á</text:span>porn<text:span text:style-name="T75">é</text:span> cel<text:span text:style-name="T75">é</text:span> <text:span text:style-name="T75">čí</text:span>slo</text:p>
          </table:table-cell>
          <table:table-cell table:style-name="Table10.C2" office:value-type="string">
            <text:p text:style-name="P87">Po<text:span text:style-name="T82">č</text:span>et zpracovan<text:span text:style-name="T82">ý</text:span>ch packet<text:span text:style-name="T82">ů</text:span></text:p>
          </table:table-cell>
        </table:table-row>
        <table:table-row>
          <table:table-cell table:style-name="Table10.A2" office:value-type="string">
            <text:p text:style-name="P79">timeWaited</text:p>
          </table:table-cell>
          <table:table-cell table:style-name="Table10.A2" office:value-type="string">
            <text:p text:style-name="P84">Nez<text:span text:style-name="T75">á</text:span>porn<text:span text:style-name="T75">é</text:span> cel<text:span text:style-name="T75">é</text:span> <text:span text:style-name="T75">čí</text:span>slo</text:p>
          </table:table-cell>
          <table:table-cell table:style-name="Table10.C2" office:value-type="string">
            <text:p text:style-name="P87">Kolik <text:span text:style-name="T82">č</text:span>asu uzel nic ned<text:span text:style-name="T82">ě</text:span>lal</text:p>
          </table:table-cell>
        </table:table-row>
        <table:table-row>
          <table:table-cell table:style-name="Table10.A2" office:value-type="string">
            <text:p text:style-name="P79">percentTimeIdle</text:p>
          </table:table-cell>
          <table:table-cell table:style-name="Table10.A2" office:value-type="string">
            <text:p text:style-name="P79">Desetinn<text:span text:style-name="T78">é</text:span> <text:span text:style-name="T78">čí</text:span>slo</text:p>
          </table:table-cell>
          <table:table-cell table:style-name="Table10.C2" office:value-type="string">
            <text:p text:style-name="P87">Kolik procent <text:span text:style-name="T82">č</text:span>asu uzel nic ned<text:span text:style-name="T82">ě</text:span>lal</text:p>
          </table:table-cell>
        </table:table-row>
        <table:table-row>
          <table:table-cell table:style-name="Table10.A2" office:value-type="string">
            <text:p text:style-name="P79">averageWaitTime</text:p>
          </table:table-cell>
          <table:table-cell table:style-name="Table10.A2" office:value-type="string">
            <text:p text:style-name="P79">Desetinn<text:span text:style-name="T78">é</text:span> <text:span text:style-name="T78">čí</text:span>slo</text:p>
          </table:table-cell>
          <table:table-cell table:style-name="Table10.C2" office:value-type="string">
            <text:p text:style-name="P87">Pr<text:span text:style-name="T82">ů</text:span>m<text:span text:style-name="T82">ě</text:span>rn<text:span text:style-name="T82">á</text:span> doba nicned<text:span text:style-name="T82">ě</text:span>l<text:span text:style-name="T82">á</text:span>n<text:span text:style-name="T82">í</text:span></text:p>
          </table:table-cell>
        </table:table-row>
        <table:table-row>
          <table:table-cell table:style-name="Table10.A2" office:value-type="string">
            <text:p text:style-name="P79">packetsDropped</text:p>
          </table:table-cell>
          <table:table-cell table:style-name="Table10.A2" office:value-type="string">
            <text:p text:style-name="P84">Nez<text:span text:style-name="T75">á</text:span>porn<text:span text:style-name="T75">é</text:span> cel<text:span text:style-name="T75">é</text:span> <text:span text:style-name="T75">čí</text:span>slo</text:p>
          </table:table-cell>
          <table:table-cell table:style-name="Table10.C2" office:value-type="string">
            <text:p text:style-name="P87">Po<text:span text:style-name="T82">č</text:span>et zahozen<text:span text:style-name="T82">ý</text:span>ch packet<text:span text:style-name="T82">ů</text:span></text:p>
          </table:table-cell>
        </table:table-row>
        <table:table-row>
          <table:table-cell table:style-name="Table10.A2" office:value-type="string">
            <text:p text:style-name="P79">percentPacketsDropped</text:p>
          </table:table-cell>
          <table:table-cell table:style-name="Table10.A2" office:value-type="string">
            <text:p text:style-name="P79">Desetinn<text:span text:style-name="T78">é</text:span> <text:span text:style-name="T78">čí</text:span>slo</text:p>
          </table:table-cell>
          <table:table-cell table:style-name="Table10.C2" office:value-type="string">
            <text:p text:style-name="P87">Po<text:span text:style-name="T82">č</text:span>et procent zahozen<text:span text:style-name="T82">ý</text:span>ch packet<text:span text:style-name="T82">ů</text:span></text:p>
          </table:table-cell>
        </table:table-row>
        <table:table-row>
          <table:table-cell table:style-name="Table10.A2" office:value-type="string">
            <text:p text:style-name="P79">routingPacketsSent</text:p>
          </table:table-cell>
          <table:table-cell table:style-name="Table10.A2" office:value-type="string">
            <text:p text:style-name="P84">Nez<text:span text:style-name="T75">á</text:span>porn<text:span text:style-name="T75">é</text:span> cel<text:span text:style-name="T75">é</text:span> <text:span text:style-name="T75">čí</text:span>slo</text:p>
          </table:table-cell>
          <table:table-cell table:style-name="Table10.C2" office:value-type="string">
            <text:p text:style-name="P87">Odeslan<text:span text:style-name="T82">ý</text:span>ch sm<text:span text:style-name="T82">ě</text:span>rovac<text:span text:style-name="T82">í</text:span>ch packet<text:span text:style-name="T82">ů</text:span></text:p>
          </table:table-cell>
        </table:table-row>
        <table:table-row>
          <table:table-cell table:style-name="Table10.A2" office:value-type="string">
            <text:p text:style-name="P79">routingPacketsReceived</text:p>
          </table:table-cell>
          <table:table-cell table:style-name="Table10.A2" office:value-type="string">
            <text:p text:style-name="P90">Nez<text:span text:style-name="T75">á</text:span>porn<text:span text:style-name="T75">é</text:span> cel<text:span text:style-name="T75">é</text:span> <text:span text:style-name="T75">čí</text:span>slo</text:p>
          </table:table-cell>
          <table:table-cell table:style-name="Table10.C2" office:value-type="string">
            <text:p text:style-name="P87">P<text:span text:style-name="T82">ř</text:span>ijat<text:span text:style-name="T82">ý</text:span>ch sm<text:span text:style-name="T82">ě</text:span>rovac<text:span text:style-name="T82">í</text:span>ch packet<text:span text:style-name="T82">ů</text:span></text:p>
          </table:table-cell>
        </table:table-row>
        <table:table-row>
          <table:table-cell table:style-name="Table10.A2" office:value-type="string">
            <text:p text:style-name="P79">percentProcessedRoutingPackets</text:p>
          </table:table-cell>
          <table:table-cell table:style-name="Table10.A2" office:value-type="string">
            <text:p text:style-name="P79">Desetinn<text:span text:style-name="T78">é</text:span> <text:span text:style-name="T78">čí</text:span>slo</text:p>
          </table:table-cell>
          <table:table-cell table:style-name="Table10.C2" office:value-type="string">
            <text:p text:style-name="P87">Procento zpracovan<text:span text:style-name="T82">ý</text:span>ch sm<text:span text:style-name="T82">ě</text:span>rovac<text:span text:style-name="T82">í</text:span>ch packet<text:span text:style-name="T82">ů</text:span></text:p>
          </table:table-cell>
        </table:table-row>
      </table:table>
      <text:p text:style-name="P15"/>
      <text:p text:style-name="P15">element <text:span text:style-name="T79">step</text:span></text:p>
      <table:table table:name="Table12" table:style-name="Table12">
        <table:table-column table:style-name="Table12.A" table:number-columns-repeated="3"/>
        <table:table-row>
          <table:table-cell table:style-name="Table12.A1" office:value-type="string">
            <text:p text:style-name="P74">Jm<text:span text:style-name="T78">é</text:span>no atributu</text:p>
          </table:table-cell>
          <table:table-cell table:style-name="Table12.A1" office:value-type="string">
            <text:p text:style-name="P75">Typ</text:p>
          </table:table-cell>
          <table:table-cell table:style-name="Table12.C1" office:value-type="string">
            <text:p text:style-name="P75">Popis</text:p>
          </table:table-cell>
        </table:table-row>
        <table:table-row>
          <table:table-cell table:style-name="Table12.A2" office:value-type="string">
            <text:p text:style-name="P89">name</text:p>
          </table:table-cell>
          <table:table-cell table:style-name="Table12.A2" office:value-type="string">
            <text:p text:style-name="P89">String</text:p>
          </table:table-cell>
          <table:table-cell table:style-name="Table12.C2" office:value-type="string">
            <text:p text:style-name="P89">Jm<text:span text:style-name="T83">é</text:span>no uzlu</text:p>
          </table:table-cell>
        </table:table-row>
        <table:table-row>
          <table:table-cell table:style-name="Table12.A2" office:value-type="string">
            <text:p text:style-name="P89">time</text:p>
          </table:table-cell>
          <table:table-cell table:style-name="Table12.A2" office:value-type="string">
            <text:p text:style-name="P85">Nez<text:span text:style-name="T75">á</text:span>porn<text:span text:style-name="T75">é</text:span> cel<text:span text:style-name="T75">é</text:span> <text:span text:style-name="T75">čí</text:span>slo</text:p>
          </table:table-cell>
          <table:table-cell table:style-name="Table12.C2" office:value-type="string">
            <text:p text:style-name="P89"><text:span text:style-name="T83">Č</text:span>as, kdy packet pro<text:span text:style-name="T83">š</text:span>el uveden<text:span text:style-name="T83">ý</text:span>m uzlem</text:p>
          </table:table-cell>
        </table:table-row>
      </table:table>
      <text:p text:style-name="P11"/>
      <text:p text:style-name="P17">element link</text:p>
      <table:table table:name="Table11" table:style-name="Table11">
        <table:table-column table:style-name="Table11.A" table:number-columns-repeated="3"/>
        <table:table-row>
          <table:table-cell table:style-name="Table11.A1" office:value-type="string">
            <text:p text:style-name="P73">Jm<text:span text:style-name="T78">é</text:span>no atributu</text:p>
          </table:table-cell>
          <table:table-cell table:style-name="Table11.A1" office:value-type="string">
            <text:p text:style-name="P73">Typ</text:p>
          </table:table-cell>
          <table:table-cell table:style-name="Table11.C1" office:value-type="string">
            <text:p text:style-name="P73">Popis</text:p>
          </table:table-cell>
        </table:table-row>
        <table:table-row>
          <table:table-cell table:style-name="Table11.A2" office:value-type="string">
            <text:p text:style-name="P80">name</text:p>
          </table:table-cell>
          <table:table-cell table:style-name="Table11.A2" office:value-type="string">
            <text:p text:style-name="P80">String</text:p>
          </table:table-cell>
          <table:table-cell table:style-name="Table11.C2" office:value-type="string">
            <text:p text:style-name="P88">Jm<text:span text:style-name="T83">é</text:span>no spoje</text:p>
          </table:table-cell>
        </table:table-row>
        <table:table-row>
          <table:table-cell table:style-name="Table11.A2" office:value-type="string">
            <text:p text:style-name="P80">packetsCarried</text:p>
          </table:table-cell>
          <table:table-cell table:style-name="Table11.A2" office:value-type="string">
            <text:p text:style-name="P85">Nez<text:span text:style-name="T75">á</text:span>porn<text:span text:style-name="T75">é</text:span> cel<text:span text:style-name="T75">é</text:span> <text:span text:style-name="T75">čí</text:span>slo</text:p>
          </table:table-cell>
          <table:table-cell table:style-name="Table11.C2" office:value-type="string">
            <text:p text:style-name="P88">Po<text:span text:style-name="T83">č</text:span>et p<text:span text:style-name="T83">ř</text:span>enesen<text:span text:style-name="T83">ý</text:span>ch packet<text:span text:style-name="T83">ů</text:span></text:p>
          </table:table-cell>
        </table:table-row>
        <table:table-row>
          <table:table-cell table:style-name="Table11.A2" office:value-type="string">
            <text:p text:style-name="P80">activeTime</text:p>
          </table:table-cell>
          <table:table-cell table:style-name="Table11.A2" office:value-type="string">
            <text:p text:style-name="P85">Nez<text:span text:style-name="T75">á</text:span>porn<text:span text:style-name="T75">é</text:span> cel<text:span text:style-name="T75">é</text:span> <text:span text:style-name="T75">čí</text:span>slo</text:p>
          </table:table-cell>
          <table:table-cell table:style-name="Table11.C2" office:value-type="string">
            <text:p text:style-name="P88">Kolik <text:span text:style-name="T83">č</text:span>asu nebyl v<text:span text:style-name="T83">ý</text:span>padek</text:p>
          </table:table-cell>
        </table:table-row>
        <table:table-row>
          <table:table-cell table:style-name="Table11.A2" office:value-type="string">
            <text:p text:style-name="P80">passiveTime</text:p>
          </table:table-cell>
          <table:table-cell table:style-name="Table11.A2" office:value-type="string">
            <text:p text:style-name="P85">Nez<text:span text:style-name="T75">á</text:span>porn<text:span text:style-name="T75">é</text:span> cel<text:span text:style-name="T75">é</text:span> <text:span text:style-name="T75">čí</text:span>slo</text:p>
          </table:table-cell>
          <table:table-cell table:style-name="Table11.C2" office:value-type="string">
            <text:p text:style-name="P88">Kolik <text:span text:style-name="T83">č</text:span>asu byl v<text:span text:style-name="T83">ý</text:span>padek</text:p>
          </table:table-cell>
        </table:table-row>
        <table:table-row>
          <table:table-cell table:style-name="Table11.A2" office:value-type="string">
            <text:p text:style-name="P80">percentTimeIdle</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Kolik pro<text:span text:style-name="T83">c</text:span>ent <text:span text:style-name="T83">č</text:span>asu byl v<text:span text:style-name="T83">ý</text:span>padek</text:p>
          </table:table-cell>
        </table:table-row>
        <table:table-row>
          <table:table-cell table:style-name="Table11.A2" office:value-type="string">
            <text:p text:style-name="P80">dataCarried</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Po<text:span text:style-name="T83">č</text:span>et p<text:span text:style-name="T83">ř</text:span>enesen<text:span text:style-name="T83">ý</text:span>ch jednotek dat</text:p>
          </table:table-cell>
        </table:table-row>
        <table:table-row>
          <table:table-cell table:style-name="Table11.A2" office:value-type="string">
            <text:p text:style-name="P80">dataPerTic</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Pr<text:span text:style-name="T83">ů</text:span>m<text:span text:style-name="T83">ě</text:span>rn<text:span text:style-name="T83">ý</text:span> po<text:span text:style-name="T83">č</text:span>et p<text:span text:style-name="T83">ř</text:span>enesen<text:span text:style-name="T83">ý</text:span>ch jednotek dat za jednotku <text:span text:style-name="T83">č</text:span>asu simulace</text:p>
          </table:table-cell>
        </table:table-row>
        <table:table-row>
          <table:table-cell table:style-name="Table11.A2" office:value-type="string">
            <text:p text:style-name="P80">usage</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Procento vyu<text:span text:style-name="T83">ž</text:span>it<text:span text:style-name="T83">í</text:span> kapacity spoje</text:p>
          </table:table-cell>
        </table:table-row>
        <table:table-row>
          <table:table-cell table:style-name="Table11.A2" office:value-type="string">
            <text:p text:style-name="P80">dataSent</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Kolik jednotek dat p<text:span text:style-name="T83">ř</text:span>enesl</text:p>
          </table:table-cell>
        </table:table-row>
        <table:table-row>
          <table:table-cell table:style-name="Table11.A2" office:value-type="string">
            <text:p text:style-name="P80">dataLost</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Kolik jednotek dat ztratil</text:p>
          </table:table-cell>
        </table:table-row>
        <table:table-row>
          <table:table-cell table:style-name="Table11.A2" office:value-type="string">
            <text:p text:style-name="P80">percentDataLost</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Kolik procent dat ztratil</text:p>
          </table:table-cell>
        </table:table-row>
        <table:table-row>
          <table:table-cell table:style-name="Table11.A2" office:value-type="string">
            <text:p text:style-name="P80">percentDataDelivered</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Kolik procent dat <text:span text:style-name="T83">doručil</text:span></text:p>
          </table:table-cell>
        </table:table-row>
        <table:table-row>
          <table:table-cell table:style-name="Table11.A2" office:value-type="string">
            <text:p text:style-name="P80">percentLostInCarry</text:p>
          </table:table-cell>
          <table:table-cell table:style-name="Table11.A2" office:value-type="string">
            <text:p text:style-name="P80">Desetinn<text:span text:style-name="T78">é</text:span> <text:span text:style-name="T78">čí</text:span>slo</text:p>
          </table:table-cell>
          <table:table-cell table:style-name="Table11.C2" office:value-type="string">
            <text:p text:style-name="P88">Kolik procent dat ztratil v d<text:span text:style-name="T83">ů</text:span>sledku odesl<text:span text:style-name="T83">á</text:span>n<text:span text:style-name="T83">í</text:span> v dob<text:span text:style-name="T83">ě</text:span> v<text:span text:style-name="T83">ý</text:span>padku</text:p>
          </table:table-cell>
        </table:table-row>
      </table:table>
      <text:p text:style-name="P5"/>
      <text:h text:style-name="P126" text:outline-level="1">Průběh prací</text:h>
      <text:p text:style-name="P22">TBD</text:p>
      <text:h text:style-name="P126" text:outline-level="1">Co nebylo doděláno</text:h>
      <text:p text:style-name="P22">TBD</text:p>
      <text:p text:style-name="P24"><text:span text:style-name="T84">uživatelem </text:span>definované výpadky linků</text:p>
      <text:p text:style-name="P27">další protokoly</text:p>
      <text:h text:style-name="P126" text:outline-level="1">Závě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29T19:56:34.541336928</dc:date>
    <meta:editing-duration>PT9H25M16S</meta:editing-duration>
    <meta:editing-cycles>39</meta:editing-cycles>
    <meta:generator>LibreOffice/4.2.4.2$Linux_X86_64 LibreOffice_project/420m0$Build-2</meta:generator>
    <meta:document-statistic meta:table-count="12" meta:image-count="0" meta:object-count="0" meta:page-count="17" meta:paragraph-count="473" meta:word-count="4765" meta:character-count="34075" meta:non-whitespace-character-count="29727"/>
  </office:meta>
</office:document-meta>
</file>